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0100000001ECE900BD24837738.png" manifest:media-type="image/png"/>
  <manifest:file-entry manifest:full-path="Pictures/100000000000006000000060F9D48635D054BAA7.png" manifest:media-type="image/png"/>
  <manifest:file-entry manifest:full-path="Pictures/10000201000000010000000152449A057AA5EDF9.png" manifest:media-type="image/png"/>
  <manifest:file-entry manifest:full-path="Pictures/1000020100000001000000014C77D75F6DC67A52.png" manifest:media-type="image/png"/>
  <manifest:file-entry manifest:full-path="Pictures/10000201000000010000000126135EC8A7DBF3ED.png" manifest:media-type="image/png"/>
  <manifest:file-entry manifest:full-path="Pictures/1000020100000001000000014666EC6960E708CB.png" manifest:media-type="image/png"/>
  <manifest:file-entry manifest:full-path="Pictures/1000020100000001000000012C0265FEAAFA8174.png" manifest:media-type="image/png"/>
  <manifest:file-entry manifest:full-path="Pictures/100002010000000100000001323128A4BD9916DF.png" manifest:media-type="image/png"/>
  <manifest:file-entry manifest:full-path="Pictures/100002010000000100000001E6F83B8B29A205A1.png" manifest:media-type="image/png"/>
  <manifest:file-entry manifest:full-path="Pictures/100002010000000100000001868D892AEE9EFE87.png" manifest:media-type="image/png"/>
  <manifest:file-entry manifest:full-path="Pictures/1000020100000001000000018C9CB21CE3BF8C1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top="0.1665in" fo:margin-bottom="0.1665in" loext:contextual-spacing="false" fo:line-height="100%"/>
    </style:style>
    <style:style style:name="P2" style:family="paragraph" style:parent-style-name="Standard" style:list-style-name="WWNum19">
      <style:paragraph-properties fo:margin-left="0.5in" fo:margin-right="0in" fo:margin-top="0.1665in" fo:margin-bottom="0.1665in" loext:contextual-spacing="false" fo:line-height="100%" fo:text-indent="-0.25in" style:auto-text-indent="false"/>
    </style:style>
    <style:style style:name="P3" style:family="paragraph" style:parent-style-name="Standard" style:list-style-name="WWNum29">
      <style:paragraph-properties fo:margin-left="0.5in" fo:margin-right="0in" fo:margin-top="0.1665in" fo:margin-bottom="0.1665in" loext:contextual-spacing="false" fo:line-height="100%" fo:text-indent="-0.25in" style:auto-text-indent="false"/>
    </style:style>
    <style:style style:name="P4" style:family="paragraph" style:parent-style-name="Standard" style:list-style-name="WWNum4">
      <style:paragraph-properties fo:margin-left="0.5in" fo:margin-right="0in" fo:margin-top="0.1665in" fo:margin-bottom="0.1665in" loext:contextual-spacing="false" fo:line-height="100%" fo:text-indent="-0.25in" style:auto-text-indent="false"/>
    </style:style>
    <style:style style:name="P5" style:family="paragraph" style:parent-style-name="Standard" style:list-style-name="WWNum3">
      <style:paragraph-properties fo:margin-left="0.5in" fo:margin-right="0in" fo:margin-top="0.1665in" fo:margin-bottom="0.1665in" loext:contextual-spacing="false" fo:line-height="100%" fo:text-indent="-0.25in" style:auto-text-indent="false"/>
    </style:style>
    <style:style style:name="P6" style:family="paragraph" style:parent-style-name="Standard" style:list-style-name="WWNum8">
      <style:paragraph-properties fo:margin-left="0.5in" fo:margin-right="0in" fo:margin-top="0.1665in" fo:margin-bottom="0.1665in" loext:contextual-spacing="false" fo:line-height="100%" fo:text-indent="-0.25in" style:auto-text-indent="false"/>
    </style:style>
    <style:style style:name="P7" style:family="paragraph" style:parent-style-name="Standard" style:list-style-name="WWNum13">
      <style:paragraph-properties fo:margin-left="0.5in" fo:margin-right="0in" fo:margin-top="0.1665in" fo:margin-bottom="0.1665in" loext:contextual-spacing="false" fo:line-height="100%" fo:text-indent="-0.25in" style:auto-text-indent="false"/>
    </style:style>
    <style:style style:name="P8" style:family="paragraph" style:parent-style-name="Standard" style:list-style-name="WWNum17">
      <style:paragraph-properties fo:margin-left="0.5in" fo:margin-right="0in" fo:margin-top="0.1665in" fo:margin-bottom="0.1665in" loext:contextual-spacing="false" fo:line-height="100%" fo:text-indent="-0.25in" style:auto-text-indent="false"/>
    </style:style>
    <style:style style:name="P9" style:family="paragraph" style:parent-style-name="Standard" style:list-style-name="WWNum24">
      <style:paragraph-properties fo:margin-left="0.5in" fo:margin-right="0in" fo:margin-top="0.1665in" fo:margin-bottom="0.1665in" loext:contextual-spacing="false" fo:line-height="100%" fo:text-indent="-0.25in" style:auto-text-indent="false"/>
    </style:style>
    <style:style style:name="P10" style:family="paragraph" style:parent-style-name="Standard" style:list-style-name="WWNum10">
      <style:paragraph-properties fo:margin-left="0.5in" fo:margin-right="0in" fo:margin-top="0.1665in" fo:margin-bottom="0.1665in" loext:contextual-spacing="false" fo:line-height="100%" fo:text-indent="-0.25in" style:auto-text-indent="false"/>
    </style:style>
    <style:style style:name="P11" style:family="paragraph" style:parent-style-name="Standard" style:list-style-name="WWNum11">
      <style:paragraph-properties fo:margin-left="0.5in" fo:margin-right="0in" fo:margin-top="0.1665in" fo:margin-bottom="0.1665in" loext:contextual-spacing="false" fo:line-height="100%" fo:text-indent="-0.25in" style:auto-text-indent="false"/>
    </style:style>
    <style:style style:name="P12" style:family="paragraph" style:parent-style-name="Standard" style:list-style-name="WWNum5">
      <style:paragraph-properties fo:margin-left="0.5in" fo:margin-right="0in" fo:margin-top="0.1665in" fo:margin-bottom="0in" loext:contextual-spacing="false" fo:line-height="100%" fo:text-indent="-0.25in" style:auto-text-indent="false"/>
    </style:style>
    <style:style style:name="P13" style:family="paragraph" style:parent-style-name="Standard" style:list-style-name="WWNum6">
      <style:paragraph-properties fo:margin-left="0.5in" fo:margin-right="0in" fo:margin-top="0.1665in" fo:margin-bottom="0in" loext:contextual-spacing="false" fo:line-height="100%" fo:text-indent="-0.25in" style:auto-text-indent="false"/>
    </style:style>
    <style:style style:name="P14" style:family="paragraph" style:parent-style-name="Standard" style:list-style-name="WWNum25">
      <style:paragraph-properties fo:margin-left="0.5in" fo:margin-right="0in" fo:margin-top="0.1665in" fo:margin-bottom="0in" loext:contextual-spacing="false" fo:line-height="100%" fo:text-indent="-0.25in" style:auto-text-indent="false"/>
    </style:style>
    <style:style style:name="P15" style:family="paragraph" style:parent-style-name="Standard" style:list-style-name="WWNum20">
      <style:paragraph-properties fo:margin-left="0.5in" fo:margin-right="0in" fo:margin-top="0.1665in" fo:margin-bottom="0in" loext:contextual-spacing="false" fo:line-height="100%" fo:text-indent="-0.25in" style:auto-text-indent="false"/>
    </style:style>
    <style:style style:name="P16" style:family="paragraph" style:parent-style-name="Standard" style:list-style-name="WWNum16">
      <style:paragraph-properties fo:margin-left="0.5in" fo:margin-right="0in" fo:margin-top="0.1665in" fo:margin-bottom="0in" loext:contextual-spacing="false" fo:line-height="100%" fo:text-indent="-0.25in" style:auto-text-indent="false"/>
    </style:style>
    <style:style style:name="P17" style:family="paragraph" style:parent-style-name="Standard" style:list-style-name="WWNum14">
      <style:paragraph-properties fo:margin-left="0.5in" fo:margin-right="0in" fo:margin-top="0.1665in" fo:margin-bottom="0in" loext:contextual-spacing="false" fo:line-height="100%" fo:text-indent="-0.25in" style:auto-text-indent="false"/>
    </style:style>
    <style:style style:name="P18" style:family="paragraph" style:parent-style-name="Standard" style:list-style-name="WWNum21">
      <style:paragraph-properties fo:margin-left="0.5in" fo:margin-right="0in" fo:margin-top="0.1665in" fo:margin-bottom="0in" loext:contextual-spacing="false" fo:line-height="100%" fo:text-indent="-0.25in" style:auto-text-indent="false"/>
    </style:style>
    <style:style style:name="P19" style:family="paragraph" style:parent-style-name="Standard" style:list-style-name="WWNum7">
      <style:paragraph-properties fo:margin-left="0.5in" fo:margin-right="0in" fo:margin-top="0.1665in" fo:margin-bottom="0in" loext:contextual-spacing="false" fo:line-height="100%" fo:text-indent="-0.25in" style:auto-text-indent="false"/>
    </style:style>
    <style:style style:name="P20" style:family="paragraph" style:parent-style-name="Standard" style:list-style-name="WWNum2">
      <style:paragraph-properties fo:margin-left="0.5in" fo:margin-right="0in" fo:margin-top="0.1665in" fo:margin-bottom="0in" loext:contextual-spacing="false" fo:line-height="100%" fo:text-indent="-0.25in" style:auto-text-indent="false"/>
    </style:style>
    <style:style style:name="P21" style:family="paragraph" style:parent-style-name="Standard" style:list-style-name="WWNum12">
      <style:paragraph-properties fo:margin-left="0.5in" fo:margin-right="0in" fo:margin-top="0.1665in" fo:margin-bottom="0in" loext:contextual-spacing="false" fo:line-height="100%" fo:text-indent="-0.25in" style:auto-text-indent="false"/>
    </style:style>
    <style:style style:name="P22" style:family="paragraph" style:parent-style-name="Standard" style:list-style-name="WWNum28">
      <style:paragraph-properties fo:margin-left="0.5in" fo:margin-right="0in" fo:margin-top="0.1665in" fo:margin-bottom="0in" loext:contextual-spacing="false" fo:line-height="100%" fo:text-indent="-0.25in" style:auto-text-indent="false"/>
    </style:style>
    <style:style style:name="P23" style:family="paragraph" style:parent-style-name="Standard" style:list-style-name="WWNum23">
      <style:paragraph-properties fo:margin-left="0.5in" fo:margin-right="0in" fo:margin-top="0.1665in" fo:margin-bottom="0in" loext:contextual-spacing="false" fo:line-height="100%" fo:text-indent="-0.25in" style:auto-text-indent="false"/>
    </style:style>
    <style:style style:name="P24" style:family="paragraph" style:parent-style-name="Standard" style:list-style-name="WWNum26">
      <style:paragraph-properties fo:margin-left="0.5in" fo:margin-right="0in" fo:margin-top="0.1665in" fo:margin-bottom="0in" loext:contextual-spacing="false" fo:line-height="100%" fo:text-indent="-0.25in" style:auto-text-indent="false"/>
    </style:style>
    <style:style style:name="P25" style:family="paragraph" style:parent-style-name="Standard" style:list-style-name="WWNum9">
      <style:paragraph-properties fo:margin-left="0.5in" fo:margin-right="0in" fo:margin-top="0.1665in" fo:margin-bottom="0in" loext:contextual-spacing="false" fo:line-height="100%" fo:text-indent="-0.25in" style:auto-text-indent="false"/>
    </style:style>
    <style:style style:name="P26" style:family="paragraph" style:parent-style-name="Standard" style:list-style-name="WWNum15">
      <style:paragraph-properties fo:margin-left="0.5in" fo:margin-right="0in" fo:margin-top="0.1665in" fo:margin-bottom="0in" loext:contextual-spacing="false" fo:line-height="100%" fo:text-indent="-0.25in" style:auto-text-indent="false"/>
    </style:style>
    <style:style style:name="P27" style:family="paragraph" style:parent-style-name="Standard" style:list-style-name="WWNum27">
      <style:paragraph-properties fo:margin-left="0.5in" fo:margin-right="0in" fo:margin-top="0.1665in" fo:margin-bottom="0in" loext:contextual-spacing="false" fo:line-height="100%" fo:text-indent="-0.25in" style:auto-text-indent="false"/>
    </style:style>
    <style:style style:name="P28" style:family="paragraph" style:parent-style-name="Standard" style:list-style-name="WWNum1">
      <style:paragraph-properties fo:margin-left="0.5in" fo:margin-right="0in" fo:margin-top="0.1665in" fo:margin-bottom="0in" loext:contextual-spacing="false" fo:line-height="100%" fo:text-indent="-0.25in" style:auto-text-indent="false"/>
    </style:style>
    <style:style style:name="P29" style:family="paragraph" style:parent-style-name="Standard" style:list-style-name="WWNum22">
      <style:paragraph-properties fo:margin-left="0.5in" fo:margin-right="0in" fo:margin-top="0.1665in" fo:margin-bottom="0in" loext:contextual-spacing="false" fo:line-height="100%" fo:text-indent="-0.25in" style:auto-text-indent="false"/>
    </style:style>
    <style:style style:name="P30" style:family="paragraph" style:parent-style-name="Standard" style:list-style-name="WWNum18">
      <style:paragraph-properties fo:margin-left="0.5in" fo:margin-right="0in" fo:margin-top="0.1665in" fo:margin-bottom="0in" loext:contextual-spacing="false" fo:line-height="100%" fo:text-indent="-0.25in" style:auto-text-indent="false"/>
    </style:style>
    <style:style style:name="P31" style:family="paragraph" style:parent-style-name="Standard" style:list-style-name="WWNum5">
      <style:paragraph-properties fo:margin-left="0.5in" fo:margin-right="0in" fo:margin-top="0in" fo:margin-bottom="0in" loext:contextual-spacing="false" fo:line-height="100%" fo:text-indent="-0.25in" style:auto-text-indent="false"/>
    </style:style>
    <style:style style:name="P32" style:family="paragraph" style:parent-style-name="Standard" style:list-style-name="WWNum6">
      <style:paragraph-properties fo:margin-left="0.5in" fo:margin-right="0in" fo:margin-top="0in" fo:margin-bottom="0in" loext:contextual-spacing="false" fo:line-height="100%" fo:text-indent="-0.25in" style:auto-text-indent="false"/>
    </style:style>
    <style:style style:name="P33" style:family="paragraph" style:parent-style-name="Standard" style:list-style-name="WWNum25">
      <style:paragraph-properties fo:margin-left="0.5in" fo:margin-right="0in" fo:margin-top="0in" fo:margin-bottom="0in" loext:contextual-spacing="false" fo:line-height="100%" fo:text-indent="-0.25in" style:auto-text-indent="false"/>
    </style:style>
    <style:style style:name="P34" style:family="paragraph" style:parent-style-name="Standard" style:list-style-name="WWNum20">
      <style:paragraph-properties fo:margin-left="0.5in" fo:margin-right="0in" fo:margin-top="0in" fo:margin-bottom="0in" loext:contextual-spacing="false" fo:line-height="100%" fo:text-indent="-0.25in" style:auto-text-indent="false"/>
    </style:style>
    <style:style style:name="P35" style:family="paragraph" style:parent-style-name="Standard" style:list-style-name="WWNum16">
      <style:paragraph-properties fo:margin-left="0.5in" fo:margin-right="0in" fo:margin-top="0in" fo:margin-bottom="0in" loext:contextual-spacing="false" fo:line-height="100%" fo:text-indent="-0.25in" style:auto-text-indent="false"/>
    </style:style>
    <style:style style:name="P36" style:family="paragraph" style:parent-style-name="Standard" style:list-style-name="WWNum14">
      <style:paragraph-properties fo:margin-left="0.5in" fo:margin-right="0in" fo:margin-top="0in" fo:margin-bottom="0in" loext:contextual-spacing="false" fo:line-height="100%" fo:text-indent="-0.25in" style:auto-text-indent="false"/>
    </style:style>
    <style:style style:name="P37" style:family="paragraph" style:parent-style-name="Standard" style:list-style-name="WWNum21">
      <style:paragraph-properties fo:margin-left="0.5in" fo:margin-right="0in" fo:margin-top="0in" fo:margin-bottom="0in" loext:contextual-spacing="false" fo:line-height="100%" fo:text-indent="-0.25in" style:auto-text-indent="false"/>
    </style:style>
    <style:style style:name="P38" style:family="paragraph" style:parent-style-name="Standard" style:list-style-name="WWNum7">
      <style:paragraph-properties fo:margin-left="0.5in" fo:margin-right="0in" fo:margin-top="0in" fo:margin-bottom="0in" loext:contextual-spacing="false" fo:line-height="100%" fo:text-indent="-0.25in" style:auto-text-indent="false"/>
    </style:style>
    <style:style style:name="P39"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40" style:family="paragraph" style:parent-style-name="Standard" style:list-style-name="WWNum12">
      <style:paragraph-properties fo:margin-left="0.5in" fo:margin-right="0in" fo:margin-top="0in" fo:margin-bottom="0in" loext:contextual-spacing="false" fo:line-height="100%" fo:text-indent="-0.25in" style:auto-text-indent="false"/>
    </style:style>
    <style:style style:name="P41" style:family="paragraph" style:parent-style-name="Standard" style:list-style-name="WWNum28">
      <style:paragraph-properties fo:margin-left="0.5in" fo:margin-right="0in" fo:margin-top="0in" fo:margin-bottom="0in" loext:contextual-spacing="false" fo:line-height="100%" fo:text-indent="-0.25in" style:auto-text-indent="false"/>
    </style:style>
    <style:style style:name="P42" style:family="paragraph" style:parent-style-name="Standard" style:list-style-name="WWNum23">
      <style:paragraph-properties fo:margin-left="0.5in" fo:margin-right="0in" fo:margin-top="0in" fo:margin-bottom="0in" loext:contextual-spacing="false" fo:line-height="100%" fo:text-indent="-0.25in" style:auto-text-indent="false"/>
    </style:style>
    <style:style style:name="P43" style:family="paragraph" style:parent-style-name="Standard" style:list-style-name="WWNum26">
      <style:paragraph-properties fo:margin-left="0.5in" fo:margin-right="0in" fo:margin-top="0in" fo:margin-bottom="0in" loext:contextual-spacing="false" fo:line-height="100%" fo:text-indent="-0.25in" style:auto-text-indent="false"/>
    </style:style>
    <style:style style:name="P44" style:family="paragraph" style:parent-style-name="Standard" style:list-style-name="WWNum9">
      <style:paragraph-properties fo:margin-left="0.5in" fo:margin-right="0in" fo:margin-top="0in" fo:margin-bottom="0in" loext:contextual-spacing="false" fo:line-height="100%" fo:text-indent="-0.25in" style:auto-text-indent="false"/>
    </style:style>
    <style:style style:name="P45" style:family="paragraph" style:parent-style-name="Standard" style:list-style-name="WWNum15">
      <style:paragraph-properties fo:margin-left="0.5in" fo:margin-right="0in" fo:margin-top="0in" fo:margin-bottom="0in" loext:contextual-spacing="false" fo:line-height="100%" fo:text-indent="-0.25in" style:auto-text-indent="false"/>
    </style:style>
    <style:style style:name="P46" style:family="paragraph" style:parent-style-name="Standard" style:list-style-name="WWNum27">
      <style:paragraph-properties fo:margin-left="0.5in" fo:margin-right="0in" fo:margin-top="0in" fo:margin-bottom="0in" loext:contextual-spacing="false" fo:line-height="100%" fo:text-indent="-0.25in" style:auto-text-indent="false"/>
    </style:style>
    <style:style style:name="P47"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48" style:family="paragraph" style:parent-style-name="Standard" style:list-style-name="WWNum22">
      <style:paragraph-properties fo:margin-left="0.5in" fo:margin-right="0in" fo:margin-top="0in" fo:margin-bottom="0in" loext:contextual-spacing="false" fo:line-height="100%" fo:text-indent="-0.25in" style:auto-text-indent="false"/>
    </style:style>
    <style:style style:name="P49" style:family="paragraph" style:parent-style-name="Standard" style:list-style-name="WWNum18">
      <style:paragraph-properties fo:margin-left="0.5in" fo:margin-right="0in" fo:margin-top="0in" fo:margin-bottom="0in" loext:contextual-spacing="false" fo:line-height="100%" fo:text-indent="-0.25in" style:auto-text-indent="false"/>
    </style:style>
    <style:style style:name="P50" style:family="paragraph" style:parent-style-name="Standard" style:list-style-name="WWNum25">
      <style:paragraph-properties fo:margin-left="0.5in" fo:margin-right="0in" fo:margin-top="0in" fo:margin-bottom="0.1665in" loext:contextual-spacing="false" fo:line-height="100%" fo:text-indent="-0.25in" style:auto-text-indent="false"/>
    </style:style>
    <style:style style:name="P51" style:family="paragraph" style:parent-style-name="Standard" style:list-style-name="WWNum20">
      <style:paragraph-properties fo:margin-left="0.5in" fo:margin-right="0in" fo:margin-top="0in" fo:margin-bottom="0.1665in" loext:contextual-spacing="false" fo:line-height="100%" fo:text-indent="-0.25in" style:auto-text-indent="false"/>
    </style:style>
    <style:style style:name="P52" style:family="paragraph" style:parent-style-name="Standard" style:list-style-name="WWNum16">
      <style:paragraph-properties fo:margin-left="0.5in" fo:margin-right="0in" fo:margin-top="0in" fo:margin-bottom="0.1665in" loext:contextual-spacing="false" fo:line-height="100%" fo:text-indent="-0.25in" style:auto-text-indent="false"/>
    </style:style>
    <style:style style:name="P53" style:family="paragraph" style:parent-style-name="Standard" style:list-style-name="WWNum14">
      <style:paragraph-properties fo:margin-left="0.5in" fo:margin-right="0in" fo:margin-top="0in" fo:margin-bottom="0.1665in" loext:contextual-spacing="false" fo:line-height="100%" fo:text-indent="-0.25in" style:auto-text-indent="false"/>
    </style:style>
    <style:style style:name="P54" style:family="paragraph" style:parent-style-name="Standard" style:list-style-name="WWNum21">
      <style:paragraph-properties fo:margin-left="0.5in" fo:margin-right="0in" fo:margin-top="0in" fo:margin-bottom="0.1665in" loext:contextual-spacing="false" fo:line-height="100%" fo:text-indent="-0.25in" style:auto-text-indent="false"/>
    </style:style>
    <style:style style:name="P55" style:family="paragraph" style:parent-style-name="Standard" style:list-style-name="WWNum7">
      <style:paragraph-properties fo:margin-left="0.5in" fo:margin-right="0in" fo:margin-top="0in" fo:margin-bottom="0.1665in" loext:contextual-spacing="false" fo:line-height="100%" fo:text-indent="-0.25in" style:auto-text-indent="false"/>
    </style:style>
    <style:style style:name="P56" style:family="paragraph" style:parent-style-name="Standard" style:list-style-name="WWNum12">
      <style:paragraph-properties fo:margin-left="0.5in" fo:margin-right="0in" fo:margin-top="0in" fo:margin-bottom="0.1665in" loext:contextual-spacing="false" fo:line-height="100%" fo:text-indent="-0.25in" style:auto-text-indent="false"/>
    </style:style>
    <style:style style:name="P57" style:family="paragraph" style:parent-style-name="Standard" style:list-style-name="WWNum28">
      <style:paragraph-properties fo:margin-left="0.5in" fo:margin-right="0in" fo:margin-top="0in" fo:margin-bottom="0.1665in" loext:contextual-spacing="false" fo:line-height="100%" fo:text-indent="-0.25in" style:auto-text-indent="false"/>
    </style:style>
    <style:style style:name="P58" style:family="paragraph" style:parent-style-name="Standard" style:list-style-name="WWNum23">
      <style:paragraph-properties fo:margin-left="0.5in" fo:margin-right="0in" fo:margin-top="0in" fo:margin-bottom="0.1665in" loext:contextual-spacing="false" fo:line-height="100%" fo:text-indent="-0.25in" style:auto-text-indent="false"/>
    </style:style>
    <style:style style:name="P59" style:family="paragraph" style:parent-style-name="Standard" style:list-style-name="WWNum26">
      <style:paragraph-properties fo:margin-left="0.5in" fo:margin-right="0in" fo:margin-top="0in" fo:margin-bottom="0.1665in" loext:contextual-spacing="false" fo:line-height="100%" fo:text-indent="-0.25in" style:auto-text-indent="false"/>
    </style:style>
    <style:style style:name="P60" style:family="paragraph" style:parent-style-name="Standard" style:list-style-name="WWNum9">
      <style:paragraph-properties fo:margin-left="0.5in" fo:margin-right="0in" fo:margin-top="0in" fo:margin-bottom="0.1665in" loext:contextual-spacing="false" fo:line-height="100%" fo:text-indent="-0.25in" style:auto-text-indent="false"/>
    </style:style>
    <style:style style:name="P61" style:family="paragraph" style:parent-style-name="Standard" style:list-style-name="WWNum15">
      <style:paragraph-properties fo:margin-left="0.5in" fo:margin-right="0in" fo:margin-top="0in" fo:margin-bottom="0.1665in" loext:contextual-spacing="false" fo:line-height="100%" fo:text-indent="-0.25in" style:auto-text-indent="false"/>
    </style:style>
    <style:style style:name="P62" style:family="paragraph" style:parent-style-name="Standard" style:list-style-name="WWNum27">
      <style:paragraph-properties fo:margin-left="0.5in" fo:margin-right="0in" fo:margin-top="0in" fo:margin-bottom="0.1665in" loext:contextual-spacing="false" fo:line-height="100%" fo:text-indent="-0.25in" style:auto-text-indent="false"/>
    </style:style>
    <style:style style:name="P63" style:family="paragraph" style:parent-style-name="Standard" style:list-style-name="WWNum1">
      <style:paragraph-properties fo:margin-left="0.5in" fo:margin-right="0in" fo:margin-top="0in" fo:margin-bottom="0.1665in" loext:contextual-spacing="false" fo:line-height="100%" fo:text-indent="-0.25in" style:auto-text-indent="false"/>
    </style:style>
    <style:style style:name="P64" style:family="paragraph" style:parent-style-name="Standard" style:list-style-name="WWNum22">
      <style:paragraph-properties fo:margin-left="0.5in" fo:margin-right="0in" fo:margin-top="0in" fo:margin-bottom="0.1665in" loext:contextual-spacing="false" fo:line-height="100%" fo:text-indent="-0.25in" style:auto-text-indent="false"/>
    </style:style>
    <style:style style:name="P65" style:family="paragraph" style:parent-style-name="Standard" style:list-style-name="WWNum5">
      <style:paragraph-properties fo:margin-left="1in" fo:margin-right="0in" fo:margin-top="0in" fo:margin-bottom="0in" loext:contextual-spacing="false" fo:line-height="100%" fo:text-indent="-0.25in" style:auto-text-indent="false"/>
    </style:style>
    <style:style style:name="P66" style:family="paragraph" style:parent-style-name="Standard" style:list-style-name="WWNum6">
      <style:paragraph-properties fo:margin-left="1in" fo:margin-right="0in" fo:margin-top="0in" fo:margin-bottom="0in" loext:contextual-spacing="false" fo:line-height="100%" fo:text-indent="-0.25in" style:auto-text-indent="false"/>
    </style:style>
    <style:style style:name="P67" style:family="paragraph" style:parent-style-name="Standard" style:list-style-name="WWNum25">
      <style:paragraph-properties fo:margin-left="1in" fo:margin-right="0in" fo:margin-top="0in" fo:margin-bottom="0in" loext:contextual-spacing="false" fo:line-height="100%" fo:text-indent="-0.25in" style:auto-text-indent="false"/>
    </style:style>
    <style:style style:name="P68" style:family="paragraph" style:parent-style-name="Standard" style:list-style-name="WWNum20">
      <style:paragraph-properties fo:margin-left="1in" fo:margin-right="0in" fo:margin-top="0in" fo:margin-bottom="0in" loext:contextual-spacing="false" fo:line-height="100%" fo:text-indent="-0.25in" style:auto-text-indent="false"/>
    </style:style>
    <style:style style:name="P69" style:family="paragraph" style:parent-style-name="Standard" style:list-style-name="WWNum16">
      <style:paragraph-properties fo:margin-left="1in" fo:margin-right="0in" fo:margin-top="0in" fo:margin-bottom="0in" loext:contextual-spacing="false" fo:line-height="100%" fo:text-indent="-0.25in" style:auto-text-indent="false"/>
    </style:style>
    <style:style style:name="P70" style:family="paragraph" style:parent-style-name="Standard" style:list-style-name="WWNum14">
      <style:paragraph-properties fo:margin-left="1in" fo:margin-right="0in" fo:margin-top="0in" fo:margin-bottom="0in" loext:contextual-spacing="false" fo:line-height="100%" fo:text-indent="-0.25in" style:auto-text-indent="false"/>
    </style:style>
    <style:style style:name="P71" style:family="paragraph" style:parent-style-name="Standard" style:list-style-name="WWNum21">
      <style:paragraph-properties fo:margin-left="1in" fo:margin-right="0in" fo:margin-top="0in" fo:margin-bottom="0in" loext:contextual-spacing="false" fo:line-height="100%" fo:text-indent="-0.25in" style:auto-text-indent="false"/>
    </style:style>
    <style:style style:name="P72" style:family="paragraph" style:parent-style-name="Standard" style:list-style-name="WWNum7">
      <style:paragraph-properties fo:margin-left="1in" fo:margin-right="0in" fo:margin-top="0in" fo:margin-bottom="0in" loext:contextual-spacing="false" fo:line-height="100%" fo:text-indent="-0.25in" style:auto-text-indent="false"/>
    </style:style>
    <style:style style:name="P73" style:family="paragraph" style:parent-style-name="Standard" style:list-style-name="WWNum2">
      <style:paragraph-properties fo:margin-left="1in" fo:margin-right="0in" fo:margin-top="0in" fo:margin-bottom="0in" loext:contextual-spacing="false" fo:line-height="100%" fo:text-indent="-0.25in" style:auto-text-indent="false"/>
    </style:style>
    <style:style style:name="P74" style:family="paragraph" style:parent-style-name="Standard" style:list-style-name="WWNum12">
      <style:paragraph-properties fo:margin-left="1in" fo:margin-right="0in" fo:margin-top="0in" fo:margin-bottom="0in" loext:contextual-spacing="false" fo:line-height="100%" fo:text-indent="-0.25in" style:auto-text-indent="false"/>
    </style:style>
    <style:style style:name="P75" style:family="paragraph" style:parent-style-name="Standard" style:list-style-name="WWNum28">
      <style:paragraph-properties fo:margin-left="1in" fo:margin-right="0in" fo:margin-top="0in" fo:margin-bottom="0in" loext:contextual-spacing="false" fo:line-height="100%" fo:text-indent="-0.25in" style:auto-text-indent="false"/>
    </style:style>
    <style:style style:name="P76" style:family="paragraph" style:parent-style-name="Standard" style:list-style-name="WWNum23">
      <style:paragraph-properties fo:margin-left="1in" fo:margin-right="0in" fo:margin-top="0in" fo:margin-bottom="0in" loext:contextual-spacing="false" fo:line-height="100%" fo:text-indent="-0.25in" style:auto-text-indent="false"/>
    </style:style>
    <style:style style:name="P77" style:family="paragraph" style:parent-style-name="Standard" style:list-style-name="WWNum26">
      <style:paragraph-properties fo:margin-left="1in" fo:margin-right="0in" fo:margin-top="0in" fo:margin-bottom="0in" loext:contextual-spacing="false" fo:line-height="100%" fo:text-indent="-0.25in" style:auto-text-indent="false"/>
    </style:style>
    <style:style style:name="P78" style:family="paragraph" style:parent-style-name="Standard" style:list-style-name="WWNum9">
      <style:paragraph-properties fo:margin-left="1in" fo:margin-right="0in" fo:margin-top="0in" fo:margin-bottom="0in" loext:contextual-spacing="false" fo:line-height="100%" fo:text-indent="-0.25in" style:auto-text-indent="false"/>
    </style:style>
    <style:style style:name="P79" style:family="paragraph" style:parent-style-name="Standard" style:list-style-name="WWNum15">
      <style:paragraph-properties fo:margin-left="1in" fo:margin-right="0in" fo:margin-top="0in" fo:margin-bottom="0in" loext:contextual-spacing="false" fo:line-height="100%" fo:text-indent="-0.25in" style:auto-text-indent="false"/>
    </style:style>
    <style:style style:name="P80" style:family="paragraph" style:parent-style-name="Standard" style:list-style-name="WWNum27">
      <style:paragraph-properties fo:margin-left="1in" fo:margin-right="0in" fo:margin-top="0in" fo:margin-bottom="0in" loext:contextual-spacing="false" fo:line-height="100%" fo:text-indent="-0.25in" style:auto-text-indent="false"/>
    </style:style>
    <style:style style:name="P81" style:family="paragraph" style:parent-style-name="Standard" style:list-style-name="WWNum1">
      <style:paragraph-properties fo:margin-left="1in" fo:margin-right="0in" fo:margin-top="0in" fo:margin-bottom="0in" loext:contextual-spacing="false" fo:line-height="100%" fo:text-indent="-0.25in" style:auto-text-indent="false"/>
    </style:style>
    <style:style style:name="P82" style:family="paragraph" style:parent-style-name="Standard" style:list-style-name="WWNum22">
      <style:paragraph-properties fo:margin-left="1in" fo:margin-right="0in" fo:margin-top="0in" fo:margin-bottom="0in" loext:contextual-spacing="false" fo:line-height="100%" fo:text-indent="-0.25in" style:auto-text-indent="false"/>
    </style:style>
    <style:style style:name="P83" style:family="paragraph" style:parent-style-name="Standard" style:list-style-name="WWNum18">
      <style:paragraph-properties fo:margin-left="1in" fo:margin-right="0in" fo:margin-top="0in" fo:margin-bottom="0in" loext:contextual-spacing="false" fo:line-height="100%" fo:text-indent="-0.25in" style:auto-text-indent="false"/>
    </style:style>
    <style:style style:name="P84" style:family="paragraph" style:parent-style-name="Standard" style:list-style-name="WWNum5">
      <style:paragraph-properties fo:margin-left="1in" fo:margin-right="0in" fo:margin-top="0in" fo:margin-bottom="0.1665in" loext:contextual-spacing="false" fo:line-height="100%" fo:text-indent="-0.25in" style:auto-text-indent="false"/>
    </style:style>
    <style:style style:name="P85" style:family="paragraph" style:parent-style-name="Standard" style:list-style-name="WWNum6">
      <style:paragraph-properties fo:margin-left="1in" fo:margin-right="0in" fo:margin-top="0in" fo:margin-bottom="0.1665in" loext:contextual-spacing="false" fo:line-height="100%" fo:text-indent="-0.25in" style:auto-text-indent="false"/>
    </style:style>
    <style:style style:name="P86" style:family="paragraph" style:parent-style-name="Standard" style:list-style-name="WWNum2">
      <style:paragraph-properties fo:margin-left="1in" fo:margin-right="0in" fo:margin-top="0in" fo:margin-bottom="0.1665in" loext:contextual-spacing="false" fo:line-height="100%" fo:text-indent="-0.25in" style:auto-text-indent="false"/>
    </style:style>
    <style:style style:name="P87" style:family="paragraph" style:parent-style-name="Standard" style:list-style-name="WWNum18">
      <style:paragraph-properties fo:margin-left="1in" fo:margin-right="0in" fo:margin-top="0in" fo:margin-bottom="0.1665in" loext:contextual-spacing="false" fo:line-height="100%" fo:text-indent="-0.25in" style:auto-text-indent="false"/>
    </style:style>
    <style:style style:name="P88" style:family="paragraph" style:parent-style-name="Standard" style:list-style-name="WWNum12">
      <style:paragraph-properties fo:margin-left="1.5in" fo:margin-right="0in" fo:margin-top="0in" fo:margin-bottom="0in" loext:contextual-spacing="false" fo:line-height="100%" fo:text-indent="-0.25in" style:auto-text-indent="false"/>
    </style:style>
    <style:style style:name="P89" style:family="paragraph" style:parent-style-name="Standard" style:master-page-name="Standard">
      <style:paragraph-properties style:page-number="1"/>
    </style:style>
    <style:style style:name="P90" style:family="paragraph" style:parent-style-name="Heading_20_6">
      <style:paragraph-properties fo:margin-top="0.139in" fo:margin-bottom="0.028in" loext:contextual-spacing="false" fo:line-height="100%" fo:keep-together="auto" fo:keep-with-next="auto"/>
    </style:style>
    <style:style style:name="P91" style:family="paragraph" style:parent-style-name="Heading_20_3">
      <style:paragraph-properties fo:margin-top="0.1945in" fo:margin-bottom="0.0555in" loext:contextual-spacing="false" fo:line-height="100%" fo:keep-together="auto" fo:keep-with-next="auto"/>
    </style:style>
    <style:style style:name="P92" style:family="paragraph" style:parent-style-name="Heading_20_5">
      <style:paragraph-properties fo:margin-top="0.1528in" fo:margin-bottom="0.028in" loext:contextual-spacing="false" fo:line-height="100%" fo:keep-together="auto" fo:keep-with-next="auto"/>
    </style:style>
    <style:style style:name="P93" style:family="paragraph">
      <loext:graphic-properties draw:fill="solid" draw:fill-color="#a0a0a0"/>
      <style:paragraph-properties fo:text-align="center"/>
    </style:style>
    <style:style style:name="T1" style:family="text">
      <style:text-properties fo:color="#000000" fo:font-size="10pt" fo:font-weight="bold" style:font-size-asian="10pt" style:font-weight-asian="bold" style:font-size-complex="10pt"/>
    </style:style>
    <style:style style:name="T2" style:family="text">
      <style:text-properties fo:color="#000000" fo:font-size="9pt" fo:font-style="normal" fo:font-weight="bold" style:font-size-asian="9pt" style:font-style-asian="normal" style:font-weight-asian="bold" style:font-size-complex="9pt"/>
    </style:style>
    <style:style style:name="T3" style:family="text">
      <style:text-properties fo:color="#000000" fo:font-size="13pt" fo:font-weight="bold" style:font-size-asian="13pt" style:font-weight-asian="bold" style:font-size-complex="13pt"/>
    </style:style>
    <style:style style:name="T4" style:family="text">
      <style:text-properties fo:font-size="9pt" fo:font-weight="bold" style:font-size-asian="9pt" style:font-weight-asian="bold" style:font-size-complex="9pt"/>
    </style:style>
    <style:style style:name="T5" style:family="text">
      <style:text-properties fo:font-weight="bold" style:font-weight-asian="bold"/>
    </style:style>
    <style:style style:name="T6" style:family="text">
      <style:text-properties fo:font-style="italic" style:font-style-asian="italic"/>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9">Share</text:p>
      <text:p text:style-name="Standard"><draw:frame draw:style-name="fr1" draw:name="image11.png" text:anchor-type="as-char" svg:width="0.3335in" svg:height="0.3335in" draw:z-index="0"><draw:image xlink:href="Pictures/100000000000006000000060F9D48635D054BAA7.png" xlink:type="simple" xlink:show="embed" xlink:actuate="onLoad" loext:mime-type="image/png"/><svg:desc>User</svg:desc></draw:frame></text:p>
      <text:p text:style-name="P92"><text:bookmark text:name="_v74vfnfujbaj"/><text:span text:style-name="T1">You said:</text:span></text:p>
      <text:p text:style-name="Standard">tell top 10 famous nes tv video game</text:p>
      <text:p text:style-name="P90"><text:bookmark text:name="_c60o4jbcxe8a"/><text:span text:style-name="T2">ChatGPT said:</text:span></text:p>
      <text:p text:style-name="Standard"><draw:frame draw:style-name="fr1" draw:name="image10.png" text:anchor-type="as-char" svg:width="0.8335in" svg:height="0.8335in" draw:z-index="0"><draw:image xlink:href="Pictures/10000201000000010000000152449A057AA5EDF9.png" xlink:type="simple" xlink:show="embed" xlink:actuate="onLoad" loext:mime-type="image/png"/><svg:desc>GPT</svg:desc></draw:frame></text:p>
      <text:p text:style-name="P1">Here are ten of the most famous video games released for the <text:span text:style-name="T5">Nintendo Entertainment System (NES)</text:span> that were widely recognized for their impact, popularity, and cultural significance:</text:p>
      <text:p text:style-name="P91"><text:bookmark text:name="_g60bbrjvln4m"/><text:span text:style-name="T3">1. Super Mario Bros. (1985)</text:span></text:p>
      <text:list xml:id="list369090774" text:style-name="WWNum19">
        <text:list-item>
          <text:p text:style-name="P2">A revolutionary platformer that helped revive the video game industry in the 1980s and became synonymous with the NES.</text:p>
        </text:list-item>
      </text:list>
      <text:p text:style-name="P91"><text:bookmark text:name="_kv5gnht3hx"/><text:span text:style-name="T3">2. The Legend of Zelda (1986)</text:span></text:p>
      <text:list xml:id="list3438850982" text:style-name="WWNum29">
        <text:list-item>
          <text:p text:style-name="P3">An action-adventure game known for its open-world exploration and introduced the concept of saving progress via a battery backup.</text:p>
        </text:list-item>
      </text:list>
      <text:p text:style-name="P91"><text:bookmark text:name="_o1rk179ejz00"/><text:span text:style-name="T3">3. Metroid (1986)</text:span></text:p>
      <text:list xml:id="list2411398075" text:style-name="WWNum4">
        <text:list-item>
          <text:p text:style-name="P4">A sci-fi action-adventure game that popularized non-linear gameplay and featured a surprise twist with its protagonist, Samus Aran.</text:p>
        </text:list-item>
      </text:list>
      <text:p text:style-name="P91"><text:bookmark text:name="_74ldhollq9lj"/><text:span text:style-name="T3">4. Mega Man 2 (1988)</text:span></text:p>
      <text:list xml:id="list2089086051" text:style-name="WWNum3">
        <text:list-item>
          <text:p text:style-name="P5">A classic platformer with tight controls, creative level design, and memorable music, cementing Mega Man as a gaming icon.</text:p>
        </text:list-item>
      </text:list>
      <text:p text:style-name="P91"><text:bookmark text:name="_bv89f57zpbv3"/><text:span text:style-name="T3">5. Castlevania (1986)</text:span></text:p>
      <text:list xml:id="list487654995" text:style-name="WWNum8">
        <text:list-item>
          <text:p text:style-name="P6">A gothic action-adventure game that laid the foundation for the "Metroidvania" genre with its challenging gameplay and spooky atmosphere.</text:p>
        </text:list-item>
      </text:list>
      <text:p text:style-name="P91"><text:bookmark text:name="_925hfw5idp4"/><text:span text:style-name="T3">6. Punch-Out!! (1987)</text:span></text:p>
      <text:list xml:id="list2677916634" text:style-name="WWNum13">
        <text:list-item>
          <text:p text:style-name="P7">A boxing game featuring iconic characters like Glass Joe and Mike Tyson (in the original version), known for its strategic gameplay.</text:p>
        </text:list-item>
      </text:list>
      <text:p text:style-name="P91"><text:bookmark text:name="_ws04gzj3l92x"/><text:span text:style-name="T3">7. Duck Hunt (1984)</text:span></text:p>
      <text:list xml:id="list2832217358" text:style-name="WWNum17">
        <text:list-item>
          <text:p text:style-name="P8"><text:soft-page-break/>A light gun shooter that became iconic due to its compatibility with the NES Zapper and the memorable laughing dog.</text:p>
        </text:list-item>
      </text:list>
      <text:p text:style-name="P91"><text:bookmark text:name="_1dzl6m2c4qjy"/><text:span text:style-name="T3">8. Contra (1987)</text:span></text:p>
      <text:list xml:id="list964195484" text:style-name="WWNum24">
        <text:list-item>
          <text:p text:style-name="P9">A cooperative run-and-gun game famous for its intense action and the "Konami Code," which gave players extra lives.</text:p>
        </text:list-item>
      </text:list>
      <text:p text:style-name="P91"><text:bookmark text:name="_8ie33gz6nuc0"/><text:span text:style-name="T3">9. Final Fantasy (1987)</text:span></text:p>
      <text:list xml:id="list2070812618" text:style-name="WWNum10">
        <text:list-item>
          <text:p text:style-name="P10">The first entry in the legendary RPG series, introducing deep storytelling and turn-based combat on the NES.</text:p>
        </text:list-item>
      </text:list>
      <text:p text:style-name="P91"><text:bookmark text:name="_vtfe1i6zabar"/><text:span text:style-name="T3">10. Kirby’s Adventure (1993)</text:span></text:p>
      <text:list xml:id="list1919568701" text:style-name="WWNum11">
        <text:list-item>
          <text:p text:style-name="P11">A late NES title known for its innovative mechanics, including Kirby's ability to copy enemies' powers, and colorful graphics.</text:p>
        </text:list-item>
      </text:list>
      <text:p text:style-name="P1">Each of these games remains a cornerstone in gaming history, often credited with defining genres and inspiring generations of players and developers.</text:p>
      <text:p text:style-name="P92"><text:bookmark text:name="_e8dsh5y9m4jl"/><text:span text:style-name="T1">You said:</text:span></text:p>
      <text:p text:style-name="Standard">other bomer man load runner</text:p>
      <text:p text:style-name="P90"><text:bookmark text:name="_stu4zc9matlq"/><text:span text:style-name="T2">ChatGPT said:</text:span></text:p>
      <text:p text:style-name="Standard"><draw:frame draw:style-name="fr1" draw:name="image1.png" text:anchor-type="as-char" svg:width="0.8335in" svg:height="0.8335in" draw:z-index="0"><draw:image xlink:href="Pictures/1000020100000001000000014C77D75F6DC67A52.png" xlink:type="simple" xlink:show="embed" xlink:actuate="onLoad" loext:mime-type="image/png"/><svg:desc>GPT</svg:desc></draw:frame></text:p>
      <text:p text:style-name="P1">Here are some other famous NES games that resemble the styles or genres of <text:span text:style-name="T5">Bomberman</text:span> (puzzle-action) and <text:span text:style-name="T5">Lode Runner</text:span> (platform-puzzle):</text:p>
      <text:p text:style-name="P91"><text:bookmark text:name="_1eq173t9oo7o"/><text:span text:style-name="T3">Games Similar to Bomberman:</text:span></text:p>
      <text:list xml:id="list2987882242" text:style-name="WWNum5">
        <text:list-item>
          <text:p text:style-name="P12"><text:span text:style-name="T5">Bubble Bobble (1986)</text:span></text:p>
          <text:list>
            <text:list-item>
              <text:p text:style-name="P65">A co-op platformer where players trap enemies in bubbles and pop them to clear levels, offering a mix of strategy and action.</text:p>
            </text:list-item>
          </text:list>
        </text:list-item>
        <text:list-item>
          <text:p text:style-name="P31"><text:span text:style-name="T5">Ice Climber (1985)</text:span></text:p>
          <text:list>
            <text:list-item>
              <text:p text:style-name="P65">Players scale vertical levels while avoiding enemies and obstacles, blending action and puzzle-solving.</text:p>
            </text:list-item>
          </text:list>
        </text:list-item>
        <text:list-item>
          <text:p text:style-name="P31"><text:span text:style-name="T5">Snake Rattle 'n' Roll (1990)</text:span></text:p>
          <text:list>
            <text:list-item>
              <text:p text:style-name="P65">A quirky isometric action-puzzle game where players control snakes, eating objects to grow and progressing through inventive levels.</text:p>
            </text:list-item>
          </text:list>
        </text:list-item>
        <text:list-item>
          <text:p text:style-name="P31"><text:span text:style-name="T5">Battle City (1985)</text:span></text:p>
          <text:list>
            <text:list-item>
              <text:p text:style-name="P84"><text:soft-page-break/>A tank battle game requiring players to destroy enemies and protect their base, combining action and strategic gameplay.</text:p>
            </text:list-item>
          </text:list>
        </text:list-item>
      </text:list>
      <text:p text:style-name="Standard"><draw:rect text:anchor-type="as-char" style:rel-width="100%" draw:z-index="0" draw:style-name="gr1" draw:text-style-name="P93" svg:width="0.0012in" svg:height="0.0213in"><text:p/></draw:rect></text:p>
      <text:p text:style-name="P91"><text:bookmark text:name="_1sgs1k9o9f3a"/><text:span text:style-name="T3">Games Similar to Lode Runner:</text:span></text:p>
      <text:list xml:id="list669213365" text:style-name="WWNum6">
        <text:list-item>
          <text:p text:style-name="P13"><text:span text:style-name="T5">Donkey Kong (1981)</text:span></text:p>
          <text:list>
            <text:list-item>
              <text:p text:style-name="P66">A classic platformer featuring ladders and obstacles, requiring strategy and precise timing to save the damsel from Donkey Kong.</text:p>
            </text:list-item>
          </text:list>
        </text:list-item>
        <text:list-item>
          <text:p text:style-name="P32"><text:span text:style-name="T5">Dig Dug (1982)</text:span></text:p>
          <text:list>
            <text:list-item>
              <text:p text:style-name="P66">A digging-based arcade game where players defeat enemies by inflating them or causing rocks to fall on them.</text:p>
            </text:list-item>
          </text:list>
        </text:list-item>
        <text:list-item>
          <text:p text:style-name="P32"><text:span text:style-name="T5">Clu Clu Land (1984)</text:span></text:p>
          <text:list>
            <text:list-item>
              <text:p text:style-name="P66">A maze-based puzzle-action game where players collect treasures by flipping tiles while dodging enemies.</text:p>
            </text:list-item>
          </text:list>
        </text:list-item>
        <text:list-item>
          <text:p text:style-name="P32"><text:span text:style-name="T5">Adventure Island (1986)</text:span></text:p>
          <text:list>
            <text:list-item>
              <text:p text:style-name="P66">A platformer where players navigate challenging levels collecting items, though more action-oriented than puzzle-focused.</text:p>
            </text:list-item>
          </text:list>
        </text:list-item>
        <text:list-item>
          <text:p text:style-name="P32"><text:span text:style-name="T5">Solomon’s Key (1986)</text:span></text:p>
          <text:list>
            <text:list-item>
              <text:p text:style-name="P85">A challenging platform-puzzle game where players use magic to manipulate blocks and avoid enemies to solve puzzles.</text:p>
            </text:list-item>
          </text:list>
        </text:list-item>
      </text:list>
      <text:p text:style-name="Standard"><draw:rect text:anchor-type="as-char" style:rel-width="100%" draw:z-index="1" draw:style-name="gr1" draw:text-style-name="P93" svg:width="0.0012in" svg:height="0.0213in"><text:p/></draw:rect></text:p>
      <text:p text:style-name="P1">These games share the spirit of problem-solving, quick reflexes, and multiplayer fun that defined <text:span text:style-name="T5">Bomberman</text:span> and <text:span text:style-name="T5">Lode Runner</text:span>, making them classics on the NES.</text:p>
      <text:p text:style-name="P92"><text:bookmark text:name="_bq0wup6lyei8"/><text:span text:style-name="T1">You said:</text:span></text:p>
      <text:p text:style-name="Standard">tell these Bomberman and Lode Runner,</text:p>
      <text:p text:style-name="P90"><text:bookmark text:name="_6m8po5rfy8i"/><text:span text:style-name="T2">ChatGPT said:</text:span></text:p>
      <text:p text:style-name="Standard"><draw:frame draw:style-name="fr1" draw:name="image7.png" text:anchor-type="as-char" svg:width="0.8335in" svg:height="0.8335in" draw:z-index="0"><draw:image xlink:href="Pictures/10000201000000010000000126135EC8A7DBF3ED.png" xlink:type="simple" xlink:show="embed" xlink:actuate="onLoad" loext:mime-type="image/png"/><svg:desc>GPT</svg:desc></draw:frame></text:p>
      <text:p text:style-name="P1">Here’s a detailed look at <text:span text:style-name="T5">Bomberman</text:span> and <text:span text:style-name="T5">Lode Runner</text:span>, two iconic NES games that have left a lasting impression on gaming history:</text:p>
      <text:p text:style-name="Standard"><draw:rect text:anchor-type="as-char" style:rel-width="100%" draw:z-index="2" draw:style-name="gr1" draw:text-style-name="P93" svg:width="0.0012in" svg:height="0.0213in"><text:p/></draw:rect></text:p>
      <text:p text:style-name="P91"><text:bookmark text:name="_hx75m1807vnn"/><text:soft-page-break/><text:span text:style-name="T3">Bomberman (1985)</text:span></text:p>
      <text:list xml:id="list1950120720" text:style-name="WWNum25">
        <text:list-item>
          <text:p text:style-name="P14"><text:span text:style-name="T5">Genre:</text:span> Action-Puzzle</text:p>
        </text:list-item>
        <text:list-item>
          <text:p text:style-name="P33"><text:span text:style-name="T5">Developer/Publisher:</text:span> Hudson Soft</text:p>
        </text:list-item>
        <text:list-item>
          <text:p text:style-name="P33"><text:span text:style-name="T5">Overview:<text:line-break/></text:span>In <text:span text:style-name="T6">Bomberman</text:span>, players control a character who navigates a maze, planting bombs to destroy obstacles and defeat enemies. The goal is to clear the stage by eliminating all enemies and finding the hidden exit, while avoiding being caught in the blast.</text:p>
        </text:list-item>
        <text:list-item>
          <text:p text:style-name="P33"><text:span text:style-name="T5">Gameplay Highlights:</text:span></text:p>
          <text:list>
            <text:list-item>
              <text:p text:style-name="P67">Strategic bomb placement is key to success.</text:p>
            </text:list-item>
            <text:list-item>
              <text:p text:style-name="P67">Power-ups can enhance the player's bombs, movement speed, and abilities.</text:p>
            </text:list-item>
            <text:list-item>
              <text:p text:style-name="P67">Features multiplayer modes in later versions, which became a staple of the series.</text:p>
            </text:list-item>
          </text:list>
        </text:list-item>
        <text:list-item>
          <text:p text:style-name="P50"><text:span text:style-name="T5">Legacy:<text:line-break/></text:span><text:span text:style-name="T6">Bomberman</text:span> became a highly influential game, spawning numerous sequels and adaptations across platforms. It’s particularly known for its addictive multiplayer gameplay, which defined couch co-op for years.</text:p>
        </text:list-item>
      </text:list>
      <text:p text:style-name="Standard"><draw:rect text:anchor-type="as-char" style:rel-width="100%" draw:z-index="3" draw:style-name="gr1" draw:text-style-name="P93" svg:width="0.0012in" svg:height="0.0213in"><text:p/></draw:rect></text:p>
      <text:p text:style-name="P91"><text:bookmark text:name="_d43escf7ayr0"/><text:span text:style-name="T3">Lode Runner (1984)</text:span></text:p>
      <text:list xml:id="list3940644382" text:style-name="WWNum20">
        <text:list-item>
          <text:p text:style-name="P15"><text:span text:style-name="T5">Genre:</text:span> Puzzle-Platformer</text:p>
        </text:list-item>
        <text:list-item>
          <text:p text:style-name="P34"><text:span text:style-name="T5">Developer/Publisher:</text:span> Doug Smith (published by Hudson Soft on NES)</text:p>
        </text:list-item>
        <text:list-item>
          <text:p text:style-name="P34"><text:span text:style-name="T5">Overview:<text:line-break/></text:span>In <text:span text:style-name="T6">Lode Runner</text:span>, players assume the role of a treasure hunter tasked with collecting gold scattered across a series of levels while avoiding enemy guards. The twist lies in the ability to dig holes to trap enemies or escape them, adding a layer of strategy to the gameplay.</text:p>
        </text:list-item>
        <text:list-item>
          <text:p text:style-name="P34"><text:span text:style-name="T5">Gameplay Highlights:</text:span></text:p>
          <text:list>
            <text:list-item>
              <text:p text:style-name="P68">Levels are grid-based, requiring precise movement and planning.</text:p>
            </text:list-item>
            <text:list-item>
              <text:p text:style-name="P68">Players cannot jump; instead, they rely on ladders and ropes to navigate the stage.</text:p>
            </text:list-item>
            <text:list-item>
              <text:p text:style-name="P68">The game features a level editor, allowing players to create their own challenges—a groundbreaking feature at the time.</text:p>
            </text:list-item>
          </text:list>
        </text:list-item>
        <text:list-item>
          <text:p text:style-name="P51"><text:span text:style-name="T5">Legacy:<text:line-break/></text:span><text:span text:style-name="T6">Lode Runner</text:span> is recognized as one of the first games to merge puzzle-solving with platforming. Its influence is seen in modern puzzle-platformers, and it remains a favorite among retro gaming enthusiasts.</text:p>
        </text:list-item>
      </text:list>
      <text:p text:style-name="Standard"><draw:rect text:anchor-type="as-char" style:rel-width="100%" draw:z-index="4" draw:style-name="gr1" draw:text-style-name="P93" svg:width="0.0012in" svg:height="0.0213in"><text:p/></draw:rect></text:p>
      <text:p text:style-name="P1">Both games are iconic for their simple but highly strategic gameplay, earning them spots in gaming history as benchmarks in their respective genres.</text:p>
      <text:p text:style-name="P92"><text:bookmark text:name="_covcymc5yjb4"/><text:soft-page-break/><text:span text:style-name="T1">You said:</text:span></text:p>
      <text:p text:style-name="Standard">popey collects hearts game elevator</text:p>
      <text:p text:style-name="P90"><text:bookmark text:name="_34vl6kt1p3mk"/><text:span text:style-name="T2">ChatGPT said:</text:span></text:p>
      <text:p text:style-name="Standard"><draw:frame draw:style-name="fr1" draw:name="image8.png" text:anchor-type="as-char" svg:width="0.8335in" svg:height="0.8335in" draw:z-index="0"><draw:image xlink:href="Pictures/1000020100000001000000014666EC6960E708CB.png" xlink:type="simple" xlink:show="embed" xlink:actuate="onLoad" loext:mime-type="image/png"/><svg:desc>GPT</svg:desc></draw:frame></text:p>
      <text:p text:style-name="P1">The games you’re referring to might be <text:span text:style-name="T5">Popeye</text:span> and <text:span text:style-name="T5">Elevator Action</text:span>, two popular classics from the arcade era that were also ported to the NES. Here's a breakdown of each:</text:p>
      <text:p text:style-name="Standard"><draw:rect text:anchor-type="as-char" style:rel-width="100%" draw:z-index="5" draw:style-name="gr1" draw:text-style-name="P93" svg:width="0.0012in" svg:height="0.0213in"><text:p/></draw:rect></text:p>
      <text:p text:style-name="P91"><text:bookmark text:name="_mv7aabmprrna"/><text:span text:style-name="T3">Popeye (1982)</text:span></text:p>
      <text:list xml:id="list2527694199" text:style-name="WWNum16">
        <text:list-item>
          <text:p text:style-name="P16"><text:span text:style-name="T5">Genre:</text:span> Action/Arcade</text:p>
        </text:list-item>
        <text:list-item>
          <text:p text:style-name="P35"><text:span text:style-name="T5">Developer/Publisher:</text:span> Nintendo</text:p>
        </text:list-item>
        <text:list-item>
          <text:p text:style-name="P35"><text:span text:style-name="T5">Overview:<text:line-break/></text:span><text:span text:style-name="T6">Popeye</text:span> is a platform-style game where the player controls Popeye, collecting items (such as hearts, musical notes, or letters) that Olive Oyl throws from above while avoiding the attacks of Bluto and other obstacles. The goal is to collect all the items in each stage to advance to the next level.</text:p>
        </text:list-item>
        <text:list-item>
          <text:p text:style-name="P35"><text:span text:style-name="T5">Gameplay Highlights:</text:span></text:p>
          <text:list>
            <text:list-item>
              <text:p text:style-name="P69">Three unique stages with increasing difficulty: The dock, the street, and the ship.</text:p>
            </text:list-item>
            <text:list-item>
              <text:p text:style-name="P69">Players can use spinach to temporarily become invincible and knock out Bluto.</text:p>
            </text:list-item>
            <text:list-item>
              <text:p text:style-name="P69">Avoid hazards like falling objects and other enemies (e.g., the Sea Hag's skulls).</text:p>
            </text:list-item>
          </text:list>
        </text:list-item>
        <text:list-item>
          <text:p text:style-name="P52"><text:span text:style-name="T5">Legacy:<text:line-break/></text:span>Based on the iconic cartoon character, <text:span text:style-name="T6">Popeye</text:span> was a licensed game that combined charm with solid arcade action, remaining a nostalgic favorite.</text:p>
        </text:list-item>
      </text:list>
      <text:p text:style-name="Standard"><draw:rect text:anchor-type="as-char" style:rel-width="100%" draw:z-index="6" draw:style-name="gr1" draw:text-style-name="P93" svg:width="0.0012in" svg:height="0.0213in"><text:p/></draw:rect></text:p>
      <text:p text:style-name="P91"><text:bookmark text:name="_mg115a10s8da"/><text:span text:style-name="T3">Elevator Action (1983)</text:span></text:p>
      <text:list xml:id="list171727904" text:style-name="WWNum14">
        <text:list-item>
          <text:p text:style-name="P17"><text:span text:style-name="T5">Genre:</text:span> Action-Platform</text:p>
        </text:list-item>
        <text:list-item>
          <text:p text:style-name="P36"><text:span text:style-name="T5">Developer/Publisher:</text:span> Taito</text:p>
        </text:list-item>
        <text:list-item>
          <text:p text:style-name="P36"><text:span text:style-name="T5">Overview:<text:line-break/></text:span><text:span text:style-name="T6">Elevator Action</text:span> is a spy-themed game where the player controls a secret agent navigating a high-rise building filled with elevators, escalators, and enemy agents. The goal is to collect secret documents from red doors and escape the building via the bottom floor.</text:p>
        </text:list-item>
        <text:list-item>
          <text:p text:style-name="P36"><text:span text:style-name="T5">Gameplay Highlights:</text:span></text:p>
          <text:list>
            <text:list-item>
              <text:p text:style-name="P70"><text:soft-page-break/>Players use elevators strategically to avoid enemies or ambush them.</text:p>
            </text:list-item>
            <text:list-item>
              <text:p text:style-name="P70">Shooting or dodging enemy agents adds to the challenge.</text:p>
            </text:list-item>
            <text:list-item>
              <text:p text:style-name="P70">The game emphasizes timing and planning, as moving elevators can become a hazard.</text:p>
            </text:list-item>
          </text:list>
        </text:list-item>
        <text:list-item>
          <text:p text:style-name="P53"><text:span text:style-name="T5">Legacy:<text:line-break/></text:span><text:span text:style-name="T6">Elevator Action</text:span> is remembered as one of the first action-platformers with a unique setting, blending stealth, action, and puzzle-solving mechanics. It remains a cult classic.</text:p>
        </text:list-item>
      </text:list>
      <text:p text:style-name="Standard"><draw:rect text:anchor-type="as-char" style:rel-width="100%" draw:z-index="7" draw:style-name="gr1" draw:text-style-name="P93" svg:width="0.0012in" svg:height="0.0213in"><text:p/></draw:rect></text:p>
      <text:p text:style-name="P1">Both <text:span text:style-name="T5">Popeye</text:span> and <text:span text:style-name="T5">Elevator Action</text:span> stand out as beloved arcade-to-NES adaptations, offering timeless gameplay that resonates with retro gaming fans.</text:p>
      <text:p text:style-name="P92"><text:bookmark text:name="_wnfuiqjk2nuj"/><text:span text:style-name="T1">You said:</text:span></text:p>
      <text:p text:style-name="Standard">galaxy asteroid shooting</text:p>
      <text:p text:style-name="P90"><text:bookmark text:name="_pw4ke35euaz7"/><text:span text:style-name="T2">ChatGPT said:</text:span></text:p>
      <text:p text:style-name="Standard"><draw:frame draw:style-name="fr1" draw:name="image2.png" text:anchor-type="as-char" svg:width="0.8335in" svg:height="0.8335in" draw:z-index="0"><draw:image xlink:href="Pictures/1000020100000001000000012C0265FEAAFA8174.png" xlink:type="simple" xlink:show="embed" xlink:actuate="onLoad" loext:mime-type="image/png"/><svg:desc>GPT</svg:desc></draw:frame></text:p>
      <text:p text:style-name="P1">The game you’re describing sounds like a classic <text:span text:style-name="T5">shoot-'em-up (shmup)</text:span> or <text:span text:style-name="T5">space shooter</text:span>. Two iconic NES games that fit this genre are <text:span text:style-name="T5">Galaga</text:span> and <text:span text:style-name="T5">Asteroids</text:span>, though Asteroids was more commonly associated with its arcade and Atari roots. Here’s a detailed look:</text:p>
      <text:p text:style-name="Standard"><draw:rect text:anchor-type="as-char" style:rel-width="100%" draw:z-index="8" draw:style-name="gr1" draw:text-style-name="P93" svg:width="0.0012in" svg:height="0.0213in"><text:p/></draw:rect></text:p>
      <text:p text:style-name="P91"><text:bookmark text:name="_hkr1qg295ycl"/><text:span text:style-name="T3">Galaga (1981, NES port in 1988)</text:span></text:p>
      <text:list xml:id="list3055907747" text:style-name="WWNum21">
        <text:list-item>
          <text:p text:style-name="P18"><text:span text:style-name="T5">Genre:</text:span> Fixed-Shooter</text:p>
        </text:list-item>
        <text:list-item>
          <text:p text:style-name="P37"><text:span text:style-name="T5">Developer/Publisher:</text:span> Namco (NES port by Bandai)</text:p>
        </text:list-item>
        <text:list-item>
          <text:p text:style-name="P37"><text:span text:style-name="T5">Overview:<text:line-break/></text:span><text:span text:style-name="T6">Galaga</text:span> is a classic arcade shooter where players pilot a spaceship to destroy waves of enemy aliens. Enemies attack in patterns, sometimes capturing the player’s ship, which can then be rescued for extra firepower.</text:p>
        </text:list-item>
        <text:list-item>
          <text:p text:style-name="P37"><text:span text:style-name="T5">Gameplay Highlights:</text:span></text:p>
          <text:list>
            <text:list-item>
              <text:p text:style-name="P71">Multiple levels with increasing difficulty.</text:p>
            </text:list-item>
            <text:list-item>
              <text:p text:style-name="P71">Enemies have unique formations and attack patterns.</text:p>
            </text:list-item>
            <text:list-item>
              <text:p text:style-name="P71">The iconic feature of rescuing a captured ship for double shooting power.</text:p>
            </text:list-item>
          </text:list>
        </text:list-item>
        <text:list-item>
          <text:p text:style-name="P54"><text:span text:style-name="T5">Legacy:<text:line-break/></text:span><text:span text:style-name="T6">Galaga</text:span> is one of the most beloved arcade games of all time and one of the finest examples of the fixed-shooter genre. Its NES version is highly regarded as a faithful adaptation.</text:p>
        </text:list-item>
      </text:list>
      <text:p text:style-name="Standard"><text:soft-page-break/><draw:rect text:anchor-type="as-char" style:rel-width="100%" draw:z-index="9" draw:style-name="gr1" draw:text-style-name="P93" svg:width="0.0012in" svg:height="0.0213in"><text:p/></draw:rect></text:p>
      <text:p text:style-name="P91"><text:bookmark text:name="_6m8o0ci1hakg"/><text:span text:style-name="T3">Asteroids (1979, various ports including NES adaptations)</text:span></text:p>
      <text:list xml:id="list1997494256" text:style-name="WWNum7">
        <text:list-item>
          <text:p text:style-name="P19"><text:span text:style-name="T5">Genre:</text:span> Multi-Directional Shooter</text:p>
        </text:list-item>
        <text:list-item>
          <text:p text:style-name="P38"><text:span text:style-name="T5">Developer/Publisher:</text:span> Atari (NES adaptations by homebrew developers later)</text:p>
        </text:list-item>
        <text:list-item>
          <text:p text:style-name="P38"><text:span text:style-name="T5">Overview:<text:line-break/></text:span>Players control a triangular spaceship in a 2D plane, shooting and destroying asteroids that break into smaller fragments. The goal is to survive as long as possible while dodging debris and enemy UFOs.</text:p>
        </text:list-item>
        <text:list-item>
          <text:p text:style-name="P38"><text:span text:style-name="T5">Gameplay Highlights:</text:span></text:p>
          <text:list>
            <text:list-item>
              <text:p text:style-name="P72">Infinite play until the player loses all lives.</text:p>
            </text:list-item>
            <text:list-item>
              <text:p text:style-name="P72">Thrust, rotate, and shoot mechanics, with hyperspace for emergency escapes.</text:p>
            </text:list-item>
            <text:list-item>
              <text:p text:style-name="P72">Simple vector-style graphics and addictive gameplay.</text:p>
            </text:list-item>
          </text:list>
        </text:list-item>
        <text:list-item>
          <text:p text:style-name="P55"><text:span text:style-name="T5">Legacy:<text:line-break/></text:span>While not an original NES release, <text:span text:style-name="T6">Asteroids</text:span> influenced countless space shooters, including games on the NES, like <text:span text:style-name="T6">Astro Robo Sasa</text:span>. It remains one of the most iconic space games.</text:p>
        </text:list-item>
      </text:list>
      <text:p text:style-name="Standard"><draw:rect text:anchor-type="as-char" style:rel-width="100%" draw:z-index="10" draw:style-name="gr1" draw:text-style-name="P93" svg:width="0.0012in" svg:height="0.0213in"><text:p/></draw:rect></text:p>
      <text:p text:style-name="P91"><text:bookmark text:name="_t4b9wfejoc38"/><text:span text:style-name="T3">Other Similar NES Games:</text:span></text:p>
      <text:list xml:id="list277274695" text:style-name="WWNum2">
        <text:list-item>
          <text:p text:style-name="P20"><text:span text:style-name="T5">Gradius (1986)</text:span></text:p>
          <text:list>
            <text:list-item>
              <text:p text:style-name="P73">A scrolling shooter with a spaceship that gains power-ups to fight alien forces.</text:p>
            </text:list-item>
          </text:list>
        </text:list-item>
        <text:list-item>
          <text:p text:style-name="P39"><text:span text:style-name="T5">1942 (1985)</text:span></text:p>
          <text:list>
            <text:list-item>
              <text:p text:style-name="P73">A vertical-scrolling shooter where players pilot a plane instead of a spaceship.</text:p>
            </text:list-item>
          </text:list>
        </text:list-item>
        <text:list-item>
          <text:p text:style-name="P39"><text:span text:style-name="T5">Star Soldier (1986)</text:span></text:p>
          <text:list>
            <text:list-item>
              <text:p text:style-name="P86">A vertical-scrolling shooter with space themes, similar to <text:span text:style-name="T6">Galaga</text:span>.</text:p>
            </text:list-item>
          </text:list>
        </text:list-item>
      </text:list>
      <text:p text:style-name="Standard"><draw:rect text:anchor-type="as-char" style:rel-width="100%" draw:z-index="11" draw:style-name="gr1" draw:text-style-name="P93" svg:width="0.0012in" svg:height="0.0213in"><text:p/></draw:rect></text:p>
      <text:p text:style-name="P1">These games capture the thrill of asteroid-dodging and galaxy-shooting gameplay, defining the golden age of arcade and NES shooters.</text:p>
      <text:p text:style-name="P92"><text:bookmark text:name="_g91x2t3wfnl"/><text:span text:style-name="T1">You said:</text:span></text:p>
      <text:p text:style-name="Standard"><text:soft-page-break/>circus nes vide game</text:p>
      <text:p text:style-name="P90"><text:bookmark text:name="_3jnrt6b3cyi8"/><text:span text:style-name="T2">ChatGPT said:</text:span></text:p>
      <text:p text:style-name="Standard"><draw:frame draw:style-name="fr1" draw:name="image9.png" text:anchor-type="as-char" svg:width="0.8335in" svg:height="0.8335in" draw:z-index="0"><draw:image xlink:href="Pictures/100002010000000100000001323128A4BD9916DF.png" xlink:type="simple" xlink:show="embed" xlink:actuate="onLoad" loext:mime-type="image/png"/><svg:desc>GPT</svg:desc></draw:frame></text:p>
      <text:p text:style-name="P1">The NES circus-themed video game you're referring to is likely <text:span text:style-name="T5">Circus Charlie</text:span>. Here’s some information about it:</text:p>
      <text:p text:style-name="Standard"><draw:rect text:anchor-type="as-char" style:rel-width="100%" draw:z-index="12" draw:style-name="gr1" draw:text-style-name="P93" svg:width="0.0012in" svg:height="0.0213in"><text:p/></draw:rect></text:p>
      <text:p text:style-name="P91"><text:bookmark text:name="_t4cafdlnpn83"/><text:span text:style-name="T3">Circus Charlie (1984)</text:span></text:p>
      <text:list xml:id="list2735511446" text:style-name="WWNum12">
        <text:list-item>
          <text:p text:style-name="P21"><text:span text:style-name="T5">Genre:</text:span> Action/Arcade</text:p>
        </text:list-item>
        <text:list-item>
          <text:p text:style-name="P40"><text:span text:style-name="T5">Developer/Publisher:</text:span> Konami</text:p>
        </text:list-item>
        <text:list-item>
          <text:p text:style-name="P40"><text:span text:style-name="T5">Overview:<text:line-break/></text:span><text:span text:style-name="T6">Circus Charlie</text:span> is a classic arcade game where players control a circus performer named Charlie, navigating through various circus acts. The goal is to complete each level without falling, crashing, or getting hit by obstacles.</text:p>
        </text:list-item>
        <text:list-item>
          <text:p text:style-name="P40"><text:span text:style-name="T5">Gameplay Highlights:</text:span></text:p>
          <text:list>
            <text:list-item>
              <text:p text:style-name="P74">Players perform circus stunts such as:</text:p>
              <text:list>
                <text:list-item>
                  <text:p text:style-name="P88">Jumping through flaming hoops while riding a lion.</text:p>
                </text:list-item>
                <text:list-item>
                  <text:p text:style-name="P88">Bouncing on trampolines while avoiding obstacles.</text:p>
                </text:list-item>
                <text:list-item>
                  <text:p text:style-name="P88">Balancing on balls across a moving stage.</text:p>
                </text:list-item>
                <text:list-item>
                  <text:p text:style-name="P88">Jumping from one springboard to another.</text:p>
                </text:list-item>
                <text:list-item>
                  <text:p text:style-name="P88">Tightrope walking while dodging monkeys.</text:p>
                </text:list-item>
              </text:list>
            </text:list-item>
            <text:list-item>
              <text:p text:style-name="P74">The difficulty increases with each act, requiring precise timing and reflexes.</text:p>
            </text:list-item>
          </text:list>
        </text:list-item>
        <text:list-item>
          <text:p text:style-name="P56"><text:span text:style-name="T5">Legacy:<text:line-break/></text:span><text:span text:style-name="T6">Circus Charlie</text:span> became a well-loved game due to its charming theme and challenging gameplay. Its simple yet addictive design made it a favorite among arcade and NES players.</text:p>
        </text:list-item>
      </text:list>
      <text:p text:style-name="Standard"><draw:rect text:anchor-type="as-char" style:rel-width="100%" draw:z-index="13" draw:style-name="gr1" draw:text-style-name="P93" svg:width="0.0012in" svg:height="0.0213in"><text:p/></draw:rect></text:p>
      <text:p text:style-name="P1">This game is a nostalgic classic, bringing the fun and challenge of a circus to the NES era!</text:p>
      <text:p text:style-name="P92"><text:bookmark text:name="_qysos5cqq3y6"/><text:span text:style-name="T1">You said:</text:span></text:p>
      <text:p text:style-name="Standard"><text:soft-page-break/>balancegame atrai 3d</text:p>
      <text:p text:style-name="P90"><text:bookmark text:name="_c81devfctgnz"/><text:span text:style-name="T2">ChatGPT said:</text:span></text:p>
      <text:p text:style-name="Standard"><draw:frame draw:style-name="fr1" draw:name="image5.png" text:anchor-type="as-char" svg:width="0.8335in" svg:height="0.8335in" draw:z-index="0"><draw:image xlink:href="Pictures/100002010000000100000001E6F83B8B29A205A1.png" xlink:type="simple" xlink:show="embed" xlink:actuate="onLoad" loext:mime-type="image/png"/><svg:desc>GPT</svg:desc></draw:frame></text:p>
      <text:p text:style-name="P1">The game you’re referring to might be <text:span text:style-name="T5">Marble Madness</text:span>, a well-known balance-style game originally released for arcades and later ported to multiple platforms, including the <text:span text:style-name="T5">Atari</text:span> systems and <text:span text:style-name="T5">NES</text:span>. Here are the details:</text:p>
      <text:p text:style-name="Standard"><draw:rect text:anchor-type="as-char" style:rel-width="100%" draw:z-index="14" draw:style-name="gr1" draw:text-style-name="P93" svg:width="0.0012in" svg:height="0.0213in"><text:p/></draw:rect></text:p>
      <text:p text:style-name="P91"><text:bookmark text:name="_4zco3kra8nd9"/><text:span text:style-name="T3">Marble Madness (1984, NES port in 1989)</text:span></text:p>
      <text:list xml:id="list3590652411" text:style-name="WWNum28">
        <text:list-item>
          <text:p text:style-name="P22"><text:span text:style-name="T5">Genre:</text:span> Action/Puzzle (3D Isometric)</text:p>
        </text:list-item>
        <text:list-item>
          <text:p text:style-name="P41"><text:span text:style-name="T5">Developer/Publisher:</text:span> Atari Games (NES port by Rare/Milton Bradley)</text:p>
        </text:list-item>
        <text:list-item>
          <text:p text:style-name="P41"><text:span text:style-name="T5">Overview:<text:line-break/></text:span><text:span text:style-name="T6">Marble Madness</text:span> is a fast-paced game where players guide a marble through a series of isometric, maze-like courses filled with obstacles, ramps, and enemies. The objective is to reach the goal within a time limit without falling off or getting destroyed.</text:p>
        </text:list-item>
        <text:list-item>
          <text:p text:style-name="P41"><text:span text:style-name="T5">Gameplay Highlights:</text:span></text:p>
          <text:list>
            <text:list-item>
              <text:p text:style-name="P75">The game features a pseudo-3D isometric perspective that gives the illusion of depth.</text:p>
            </text:list-item>
            <text:list-item>
              <text:p text:style-name="P75">Players navigate challenging terrain like slopes, narrow paths, and moving platforms.</text:p>
            </text:list-item>
            <text:list-item>
              <text:p text:style-name="P75">Increasing difficulty as levels introduce more hazards, including enemy marbles, acid puddles, and vacuum tubes.</text:p>
            </text:list-item>
          </text:list>
        </text:list-item>
        <text:list-item>
          <text:p text:style-name="P57"><text:span text:style-name="T5">Legacy:<text:line-break/></text:span><text:span text:style-name="T6">Marble Madness</text:span> was groundbreaking for its unique control mechanics and isometric graphics, which were rare at the time. It became a classic balance-and-precision game and inspired similar titles in later eras.</text:p>
        </text:list-item>
      </text:list>
      <text:p text:style-name="Standard"><draw:rect text:anchor-type="as-char" style:rel-width="100%" draw:z-index="15" draw:style-name="gr1" draw:text-style-name="P93" svg:width="0.0012in" svg:height="0.0213in"><text:p/></draw:rect></text:p>
      <text:p text:style-name="P1">If you meant a different title, feel free to provide more details about the game!</text:p>
      <text:p text:style-name="P92"><text:bookmark text:name="_5lepek94vug6"/><text:span text:style-name="T1">You said:</text:span></text:p>
      <text:p text:style-name="Standard">pin ball and lunar ball kung fu karatae games</text:p>
      <text:p text:style-name="P90"><text:bookmark text:name="_tybrrsmwf36g"/><text:span text:style-name="T2">ChatGPT said:</text:span></text:p>
      <text:p text:style-name="Standard"><draw:frame draw:style-name="fr1" draw:name="image6.png" text:anchor-type="as-char" svg:width="0.8335in" svg:height="0.8335in" draw:z-index="0"><draw:image xlink:href="Pictures/100002010000000100000001868D892AEE9EFE87.png" xlink:type="simple" xlink:show="embed" xlink:actuate="onLoad" loext:mime-type="image/png"/><svg:desc>GPT</svg:desc></draw:frame></text:p>
      <text:p text:style-name="P1">Here’s a look at some of the iconic NES games you're referring to, which include <text:span text:style-name="T5">Pinball</text:span>, <text:span text:style-name="T5">Lunar Pool (Lunar Ball)</text:span>, and martial arts-themed games like <text:span text:style-name="T5">Kung Fu</text:span> and <text:span text:style-name="T5">Karate Champ</text:span>.</text:p>
      <text:p text:style-name="Standard"><text:soft-page-break/><draw:rect text:anchor-type="as-char" style:rel-width="100%" draw:z-index="16" draw:style-name="gr1" draw:text-style-name="P93" svg:width="0.0012in" svg:height="0.0213in"><text:p/></draw:rect></text:p>
      <text:p text:style-name="P91"><text:bookmark text:name="_8j5hsxo5hrlq"/><text:span text:style-name="T3">Pinball (1984)</text:span></text:p>
      <text:list xml:id="list3780779590" text:style-name="WWNum23">
        <text:list-item>
          <text:p text:style-name="P23"><text:span text:style-name="T5">Genre:</text:span> Arcade/Pinball Simulation</text:p>
        </text:list-item>
        <text:list-item>
          <text:p text:style-name="P42"><text:span text:style-name="T5">Developer/Publisher:</text:span> Nintendo</text:p>
        </text:list-item>
        <text:list-item>
          <text:p text:style-name="P42"><text:span text:style-name="T5">Overview:<text:line-break/></text:span>A simple yet addictive pinball game that simulates the classic arcade experience. The game features a two-screen pinball table with bonus stages, including a mini-game where you control Mario to save Pauline.</text:p>
        </text:list-item>
        <text:list-item>
          <text:p text:style-name="P42"><text:span text:style-name="T5">Gameplay Highlights:</text:span></text:p>
          <text:list>
            <text:list-item>
              <text:p text:style-name="P76">Players use flippers to keep the ball in play while scoring points by hitting bumpers and targets.</text:p>
            </text:list-item>
            <text:list-item>
              <text:p text:style-name="P76">A special bonus stage allows players to rescue Pauline by bouncing the ball at bricks.</text:p>
            </text:list-item>
          </text:list>
        </text:list-item>
        <text:list-item>
          <text:p text:style-name="P58"><text:span text:style-name="T5">Legacy:<text:line-break/></text:span><text:span text:style-name="T6">Pinball</text:span> was one of the early NES games, showcasing how arcade gameplay could translate to home consoles effectively.</text:p>
        </text:list-item>
      </text:list>
      <text:p text:style-name="Standard"><draw:rect text:anchor-type="as-char" style:rel-width="100%" draw:z-index="17" draw:style-name="gr1" draw:text-style-name="P93" svg:width="0.0012in" svg:height="0.0213in"><text:p/></draw:rect></text:p>
      <text:p text:style-name="P91"><text:bookmark text:name="_md4xhtb9gnnr"/><text:span text:style-name="T3">Lunar Pool (1985, aka Lunar Ball in Japan)</text:span></text:p>
      <text:list xml:id="list1073460446" text:style-name="WWNum26">
        <text:list-item>
          <text:p text:style-name="P24"><text:span text:style-name="T5">Genre:</text:span> Billiards/Puzzle</text:p>
        </text:list-item>
        <text:list-item>
          <text:p text:style-name="P43"><text:span text:style-name="T5">Developer/Publisher:</text:span> Compile/Pony Canyon</text:p>
        </text:list-item>
        <text:list-item>
          <text:p text:style-name="P43"><text:span text:style-name="T5">Overview:<text:line-break/></text:span><text:span text:style-name="T6">Lunar Pool</text:span> combines pool (billiards) with a futuristic twist. Players must sink balls on uniquely shaped and themed tables, which adds a puzzle element to the game.</text:p>
        </text:list-item>
        <text:list-item>
          <text:p text:style-name="P43"><text:span text:style-name="T5">Gameplay Highlights:</text:span></text:p>
          <text:list>
            <text:list-item>
              <text:p text:style-name="P77">Adjustable shot power and angles give players control over ball movement.</text:p>
            </text:list-item>
            <text:list-item>
              <text:p text:style-name="P77">Tables range from traditional designs to unconventional, challenging shapes.</text:p>
            </text:list-item>
            <text:list-item>
              <text:p text:style-name="P77">Multiplayer mode adds a competitive edge.</text:p>
            </text:list-item>
          </text:list>
        </text:list-item>
        <text:list-item>
          <text:p text:style-name="P59"><text:span text:style-name="T5">Legacy:<text:line-break/></text:span><text:span text:style-name="T6">Lunar Pool</text:span> is regarded as a fun and innovative take on traditional pool games, with its unique physics and creative level design.</text:p>
        </text:list-item>
      </text:list>
      <text:p text:style-name="Standard"><draw:rect text:anchor-type="as-char" style:rel-width="100%" draw:z-index="18" draw:style-name="gr1" draw:text-style-name="P93" svg:width="0.0012in" svg:height="0.0213in"><text:p/></draw:rect></text:p>
      <text:p text:style-name="P91"><text:bookmark text:name="_7tfnfvmqi0o0"/><text:span text:style-name="T3">Kung Fu (1984, NES port in 1985)</text:span></text:p>
      <text:list xml:id="list612715417" text:style-name="WWNum9">
        <text:list-item>
          <text:p text:style-name="P25"><text:soft-page-break/><text:span text:style-name="T5">Genre:</text:span> Side-Scrolling Beat-’Em-Up</text:p>
        </text:list-item>
        <text:list-item>
          <text:p text:style-name="P44"><text:span text:style-name="T5">Developer/Publisher:</text:span> Irem/Nintendo</text:p>
        </text:list-item>
        <text:list-item>
          <text:p text:style-name="P44"><text:span text:style-name="T5">Overview:<text:line-break/></text:span>Based on the arcade game <text:span text:style-name="T6">Kung-Fu Master</text:span>, players control Thomas as he battles through five floors of a dojo to rescue Sylvia from the evil Mr. X.</text:p>
        </text:list-item>
        <text:list-item>
          <text:p text:style-name="P44"><text:span text:style-name="T5">Gameplay Highlights:</text:span></text:p>
          <text:list>
            <text:list-item>
              <text:p text:style-name="P78">Simple controls with punch and kick moves, combined with different enemy attack patterns.</text:p>
            </text:list-item>
            <text:list-item>
              <text:p text:style-name="P78">Each floor ends with a boss fight, requiring strategy to defeat them.</text:p>
            </text:list-item>
            <text:list-item>
              <text:p text:style-name="P78">The game is known for its fast pace and tight controls.</text:p>
            </text:list-item>
          </text:list>
        </text:list-item>
        <text:list-item>
          <text:p text:style-name="P60"><text:span text:style-name="T5">Legacy:<text:line-break/></text:span><text:span text:style-name="T6">Kung Fu</text:span> is considered one of the earliest and most influential beat-’em-up games, laying the groundwork for the genre.</text:p>
        </text:list-item>
      </text:list>
      <text:p text:style-name="Standard"><draw:rect text:anchor-type="as-char" style:rel-width="100%" draw:z-index="19" draw:style-name="gr1" draw:text-style-name="P93" svg:width="0.0012in" svg:height="0.0213in"><text:p/></draw:rect></text:p>
      <text:p text:style-name="P91"><text:bookmark text:name="_sojaamd70qcl"/><text:span text:style-name="T3">Karate Champ (1984, NES port in 1986)</text:span></text:p>
      <text:list xml:id="list244004442" text:style-name="WWNum15">
        <text:list-item>
          <text:p text:style-name="P26"><text:span text:style-name="T5">Genre:</text:span> Fighting</text:p>
        </text:list-item>
        <text:list-item>
          <text:p text:style-name="P45"><text:span text:style-name="T5">Developer/Publisher:</text:span> Technos/Data East</text:p>
        </text:list-item>
        <text:list-item>
          <text:p text:style-name="P45"><text:span text:style-name="T5">Overview:<text:line-break/></text:span>A martial arts fighting game where players compete in one-on-one karate matches, focusing on scoring points rather than health bars. The game emphasizes precision and technique.</text:p>
        </text:list-item>
        <text:list-item>
          <text:p text:style-name="P45"><text:span text:style-name="T5">Gameplay Highlights:</text:span></text:p>
          <text:list>
            <text:list-item>
              <text:p text:style-name="P79">Players use joystick and button combinations to execute various karate moves.</text:p>
            </text:list-item>
            <text:list-item>
              <text:p text:style-name="P79">Judges score each round based on the quality of the techniques.</text:p>
            </text:list-item>
            <text:list-item>
              <text:p text:style-name="P79">Opponents get progressively more challenging.</text:p>
            </text:list-item>
          </text:list>
        </text:list-item>
        <text:list-item>
          <text:p text:style-name="P61"><text:span text:style-name="T5">Legacy:<text:line-break/></text:span><text:span text:style-name="T6">Karate Champ</text:span> is one of the earliest fighting games, inspiring later classics like <text:span text:style-name="T6">Street Fighter</text:span> and <text:span text:style-name="T6">Mortal Kombat</text:span>.</text:p>
        </text:list-item>
      </text:list>
      <text:p text:style-name="Standard"><draw:rect text:anchor-type="as-char" style:rel-width="100%" draw:z-index="20" draw:style-name="gr1" draw:text-style-name="P93" svg:width="0.0012in" svg:height="0.0213in"><text:p/></draw:rect></text:p>
      <text:p text:style-name="P1">These games highlight the diversity of gameplay experiences on the NES, ranging from sports simulations like pinball and billiards to martial arts action with a focus on strategy and precision.</text:p>
      <text:p text:style-name="P92"><text:bookmark text:name="_4gnsxpvbdwqc"/><text:span text:style-name="T1">You said:</text:span></text:p>
      <text:p text:style-name="Standard"><text:soft-page-break/>tetris dr medicine brick ball game</text:p>
      <text:p text:style-name="P90"><text:bookmark text:name="_5agbupnv1iny"/><text:span text:style-name="T2">ChatGPT said:</text:span></text:p>
      <text:p text:style-name="Standard"><draw:frame draw:style-name="fr1" draw:name="image3.png" text:anchor-type="as-char" svg:width="0.8335in" svg:height="0.8335in" draw:z-index="0"><draw:image xlink:href="Pictures/1000020100000001000000018C9CB21CE3BF8C1E.png" xlink:type="simple" xlink:show="embed" xlink:actuate="onLoad" loext:mime-type="image/png"/><svg:desc>GPT</svg:desc></draw:frame></text:p>
      <text:p text:style-name="P1">Here’s a breakdown of the classic NES games you mentioned, which include <text:span text:style-name="T5">Tetris</text:span>, <text:span text:style-name="T5">Dr. Mario</text:span>, and other brick/ball-themed puzzle games:</text:p>
      <text:p text:style-name="Standard"><draw:rect text:anchor-type="as-char" style:rel-width="100%" draw:z-index="21" draw:style-name="gr1" draw:text-style-name="P93" svg:width="0.0012in" svg:height="0.0213in"><text:p/></draw:rect></text:p>
      <text:p text:style-name="P91"><text:bookmark text:name="_l4oyl92o8qwr"/><text:span text:style-name="T3">Tetris (1989)</text:span></text:p>
      <text:list xml:id="list1305421647" text:style-name="WWNum27">
        <text:list-item>
          <text:p text:style-name="P27"><text:span text:style-name="T5">Genre:</text:span> Puzzle</text:p>
        </text:list-item>
        <text:list-item>
          <text:p text:style-name="P46"><text:span text:style-name="T5">Developer/Publisher:</text:span> Bullet-Proof Software/Nintendo</text:p>
        </text:list-item>
        <text:list-item>
          <text:p text:style-name="P46"><text:span text:style-name="T5">Overview:<text:line-break/></text:span><text:span text:style-name="T6">Tetris</text:span> is one of the most iconic puzzle games of all time. Players must manipulate falling tetrominoes (geometric shapes) to create horizontal lines, which are then cleared from the screen. The goal is to avoid letting the blocks stack to the top.</text:p>
        </text:list-item>
        <text:list-item>
          <text:p text:style-name="P46"><text:span text:style-name="T5">Gameplay Highlights:</text:span></text:p>
          <text:list>
            <text:list-item>
              <text:p text:style-name="P80">Simple yet addictive gameplay.</text:p>
            </text:list-item>
            <text:list-item>
              <text:p text:style-name="P80">Increasing speed as levels progress.</text:p>
            </text:list-item>
            <text:list-item>
              <text:p text:style-name="P80">Iconic Russian-inspired music ("Korobeiniki").</text:p>
            </text:list-item>
          </text:list>
        </text:list-item>
        <text:list-item>
          <text:p text:style-name="P62"><text:span text:style-name="T5">Legacy:<text:line-break/></text:span><text:span text:style-name="T6">Tetris</text:span> is considered one of the greatest video games ever made, transcending generations and appearing on nearly every gaming platform.</text:p>
        </text:list-item>
      </text:list>
      <text:p text:style-name="Standard"><draw:rect text:anchor-type="as-char" style:rel-width="100%" draw:z-index="22" draw:style-name="gr1" draw:text-style-name="P93" svg:width="0.0012in" svg:height="0.0213in"><text:p/></draw:rect></text:p>
      <text:p text:style-name="P91"><text:bookmark text:name="_8wp97lfhibdu"/><text:span text:style-name="T3">Dr. Mario (1990)</text:span></text:p>
      <text:list xml:id="list3354047403" text:style-name="WWNum1">
        <text:list-item>
          <text:p text:style-name="P28"><text:span text:style-name="T5">Genre:</text:span> Puzzle</text:p>
        </text:list-item>
        <text:list-item>
          <text:p text:style-name="P47"><text:span text:style-name="T5">Developer/Publisher:</text:span> Nintendo</text:p>
        </text:list-item>
        <text:list-item>
          <text:p text:style-name="P47"><text:span text:style-name="T5">Overview:<text:line-break/></text:span>In <text:span text:style-name="T6">Dr. Mario</text:span>, players help Mario, now a doctor, eliminate viruses by matching them with colored pills. The pills fall from the top of the screen, and players must align matching colors in vertical or horizontal rows of four or more to clear the viruses.</text:p>
        </text:list-item>
        <text:list-item>
          <text:p text:style-name="P47"><text:span text:style-name="T5">Gameplay Highlights:</text:span></text:p>
          <text:list>
            <text:list-item>
              <text:p text:style-name="P81">Combines the mechanics of <text:span text:style-name="T6">Tetris</text:span> with match-4 elements.</text:p>
            </text:list-item>
            <text:list-item>
              <text:p text:style-name="P81"><text:soft-page-break/>Features multiplayer mode for competitive play.</text:p>
            </text:list-item>
            <text:list-item>
              <text:p text:style-name="P81">Catchy and upbeat music tracks, including "Fever" and "Chill."</text:p>
            </text:list-item>
          </text:list>
        </text:list-item>
        <text:list-item>
          <text:p text:style-name="P63"><text:span text:style-name="T5">Legacy:<text:line-break/></text:span><text:span text:style-name="T6">Dr. Mario</text:span> is a beloved puzzle game, often praised for its challenging yet rewarding gameplay and remains a staple in Nintendo’s library.</text:p>
        </text:list-item>
      </text:list>
      <text:p text:style-name="Standard"><draw:rect text:anchor-type="as-char" style:rel-width="100%" draw:z-index="23" draw:style-name="gr1" draw:text-style-name="P93" svg:width="0.0012in" svg:height="0.0213in"><text:p/></draw:rect></text:p>
      <text:p text:style-name="P91"><text:bookmark text:name="_gdir9ifvak95"/><text:span text:style-name="T3">Arkanoid (1986)</text:span></text:p>
      <text:list xml:id="list3554951226" text:style-name="WWNum22">
        <text:list-item>
          <text:p text:style-name="P29"><text:span text:style-name="T5">Genre:</text:span> Brick-Breaking Action</text:p>
        </text:list-item>
        <text:list-item>
          <text:p text:style-name="P48"><text:span text:style-name="T5">Developer/Publisher:</text:span> Taito</text:p>
        </text:list-item>
        <text:list-item>
          <text:p text:style-name="P48"><text:span text:style-name="T5">Overview:<text:line-break/></text:span><text:span text:style-name="T6">Arkanoid</text:span> is a modernized version of the classic brick-breaking game <text:span text:style-name="T6">Breakout</text:span>. Players control a paddle at the bottom of the screen, bouncing a ball to break bricks and collect power-ups. The goal is to clear all the bricks in each stage.</text:p>
        </text:list-item>
        <text:list-item>
          <text:p text:style-name="P48"><text:span text:style-name="T5">Gameplay Highlights:</text:span></text:p>
          <text:list>
            <text:list-item>
              <text:p text:style-name="P82">Power-ups such as lasers, multi-ball, and paddle size increase.</text:p>
            </text:list-item>
            <text:list-item>
              <text:p text:style-name="P82">Unique level designs with varying brick layouts.</text:p>
            </text:list-item>
            <text:list-item>
              <text:p text:style-name="P82">Boss fights, including the final battle with "DOH."</text:p>
            </text:list-item>
          </text:list>
        </text:list-item>
        <text:list-item>
          <text:p text:style-name="P64"><text:span text:style-name="T5">Legacy:<text:line-break/></text:span><text:span text:style-name="T6">Arkanoid</text:span> popularized the brick-breaking genre and remains one of the most acclaimed games in its category.</text:p>
        </text:list-item>
      </text:list>
      <text:p text:style-name="Standard"><draw:rect text:anchor-type="as-char" style:rel-width="100%" draw:z-index="24" draw:style-name="gr1" draw:text-style-name="P93" svg:width="0.0012in" svg:height="0.0213in"><text:p/></draw:rect></text:p>
      <text:p text:style-name="P91"><text:bookmark text:name="_mqo4oqmog3nv"/><text:span text:style-name="T3">Brick Ball-Themed Games:</text:span></text:p>
      <text:list xml:id="list2883580050" text:style-name="WWNum18">
        <text:list-item>
          <text:p text:style-name="P30"><text:span text:style-name="T5">Alleyway (1989)</text:span></text:p>
          <text:list>
            <text:list-item>
              <text:p text:style-name="P83">A straightforward brick-breaking game for the NES/Game Boy, similar to <text:span text:style-name="T6">Arkanoid</text:span>.</text:p>
            </text:list-item>
          </text:list>
        </text:list-item>
        <text:list-item>
          <text:p text:style-name="P49"><text:span text:style-name="T5">Quarth (1990)</text:span></text:p>
          <text:list>
            <text:list-item>
              <text:p text:style-name="P83">A unique puzzle-shooter hybrid where players destroy falling blocks by completing their shapes with a cannon.</text:p>
            </text:list-item>
          </text:list>
        </text:list-item>
        <text:list-item>
          <text:p text:style-name="P49"><text:span text:style-name="T5">Breakout (1976, later adapted to NES-style consoles)</text:span></text:p>
          <text:list>
            <text:list-item>
              <text:p text:style-name="P87">The original brick-breaking game that inspired <text:span text:style-name="T6">Arkanoid</text:span>.</text:p>
            </text:list-item>
          </text:list>
        </text:list-item>
      </text:list>
      <text:p text:style-name="Standard"><text:soft-page-break/><draw:rect text:anchor-type="as-char" style:rel-width="100%" draw:z-index="25" draw:style-name="gr1" draw:text-style-name="P93" svg:width="0.0012in" svg:height="0.0213in"><text:p/></draw:rect></text:p>
      <text:p text:style-name="P1">These games have stood the test of time, offering addictive, skill-based gameplay with straightforward mechanics. They remain some of the most iconic puzzle and arcade-style games in gaming history.</text:p>
      <text:p text:style-name="P92"><text:bookmark text:name="_javw5xv7o5eo"/><text:span text:style-name="T1">You said:</text:span></text:p>
      <text:p text:style-name="Standard">give an text video generation prompt of all these in 6 seconds in 270 words in this formula Precise Prompt Formula = Main Subject + Scene + Motion + Camera Movement + Aesthetic Atmosphere</text:p>
      <text:p text:style-name="P90"><text:bookmark text:name="_f7221sr2u556"/><text:span text:style-name="T2">ChatGPT said:</text:span></text:p>
      <text:p text:style-name="Standard"><draw:frame draw:style-name="fr1" draw:name="image4.png" text:anchor-type="as-char" svg:width="0.8335in" svg:height="0.8335in" draw:z-index="0"><draw:image xlink:href="Pictures/100002010000000100000001ECE900BD24837738.png" xlink:type="simple" xlink:show="embed" xlink:actuate="onLoad" loext:mime-type="image/png"/><svg:desc>GPT</svg:desc></draw:frame></text:p>
      <text:p text:style-name="P1">Here’s a <text:span text:style-name="T5">Precise Prompt Formula</text:span>-based text for generating a video featuring elements from these classic NES games in 6 seconds:</text:p>
      <text:p text:style-name="Standard"><draw:rect text:anchor-type="as-char" style:rel-width="100%" draw:z-index="26" draw:style-name="gr1" draw:text-style-name="P93" svg:width="0.0012in" svg:height="0.0213in"><text:p/></draw:rect></text:p>
      <text:p text:style-name="P1"><text:span text:style-name="T5">Main Subject:<text:line-break/></text:span>Iconic NES game characters (Mario, Dr. Mario, a falling Tetris block, a bouncing Arkanoid ball, a martial artist from <text:span text:style-name="T6">Kung Fu</text:span>, and a marble from <text:span text:style-name="T6">Marble Madness</text:span>).</text:p>
      <text:p text:style-name="P1"><text:span text:style-name="T5">Scene:<text:line-break/></text:span>A vibrant 8-bit world where each character interacts with elements from their games (e.g., Mario tossing pills at viruses, Tetris blocks stacking to form a perfect line, the Arkanoid paddle deflecting a ball, and the martial artist battling enemies in the background).</text:p>
      <text:p text:style-name="P1"><text:span text:style-name="T5">Motion:<text:line-break/></text:span>The characters engage dynamically with their environments—Dr. Mario flipping pills, Tetris blocks falling, Arkanoid’s ball bouncing and shattering bricks, the martial artist performing a spinning kick, and the marble rolling swiftly along a slope.</text:p>
      <text:p text:style-name="P1"><text:span text:style-name="T5">Camera Movement:<text:line-break/></text:span>A sweeping cinematic pan starting from a high angle to show the full scene, zooming in on each character’s interaction sequentially, and ending with a dramatic pullback to show the entire NES-inspired world.</text:p>
      <text:p text:style-name="P1"><text:span text:style-name="T5">Aesthetic Atmosphere:<text:line-break/></text:span>Bright, pixelated retro visuals with vibrant, saturated colors, glowing neon edges on objects, and upbeat chiptune music playing in the background for a nostalgic yet energetic vib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1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39"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48"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102" style:num-suffix="." style:num-format="1">
        <style:list-level-properties text:list-level-position-and-space-mode="label-alignment">
          <style:list-level-label-alignment text:label-followed-by="listtab" fo:text-indent="-0.25in" fo:margin-left="1.5in"/>
        </style:list-level-properties>
      </text:list-level-style-number>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156"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5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9"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6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2"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2in" fo:margin-bottom="3in" fo:margin-left="1in" fo:margin-right="1in" fo:background-color="#ffffff" style:writing-mode="lr-tb" style:layout-grid-color="#c0c0c0" style:layout-grid-lines="1524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1" meta:object-count="0" meta:page-count="14" meta:paragraph-count="285" meta:word-count="3033" meta:character-count="19038" meta:non-whitespace-character-count="16417"/>
    <meta:generator>LibreOfficeDev/6.0.5.2$Linux_X86_64 LibreOffice_project/</meta:generator>
  </office:meta>
</office:document-meta>
</file>